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119814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12b436" style:font-name-asian="Liberation Sans1" style:font-size-asian="12pt" style:font-name-complex="Liberation Sans1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4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7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2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5" style:family="paragraph" style:parent-style-name="Table_20_Heading">
      <style:text-properties fo:font-size="12pt" style:font-size-asian="12pt" style:font-size-complex="12pt"/>
    </style:style>
    <style:style style:name="P126" style:family="paragraph" style:parent-style-name="Table_20_Contents">
      <style:text-properties style:font-name="Liberation Sans" fo:font-size="12pt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6" style:family="paragraph" style:parent-style-name="Table_20_Contents">
      <style:text-properties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6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6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6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6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68" style:family="paragraph" style:parent-style-name="Standard" style:list-style-name="L39">
      <style:text-properties style:font-name="Liberation Sans" fo:font-size="12pt" style:text-underline-style="none" officeooo:paragraph-rsid="001aa4e4" fo:background-color="transparent" style:font-size-asian="12pt" style:font-size-complex="12pt"/>
    </style:style>
    <style:style style:name="P169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75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7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8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79" style:family="paragraph" style:parent-style-name="Standard">
      <style:text-properties style:font-name="Liberation Sans" fo:font-size="12pt" style:text-underline-style="none" officeooo:paragraph-rsid="001aa4e4" fo:background-color="transparent" style:font-size-asian="12pt" style:font-size-complex="12pt"/>
    </style:style>
    <style:style style:name="P180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81" style:family="paragraph" style:parent-style-name="Standard">
      <style:text-properties style:font-name="Liberation Sans" fo:font-size="12pt" style:text-underline-style="solid" style:text-underline-width="auto" style:text-underline-color="font-color" officeooo:paragraph-rsid="001aa4e4" fo:background-color="transparent" style:font-size-asian="12pt" style:font-size-complex="12pt"/>
    </style:style>
    <style:style style:name="P182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3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9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93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4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5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8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9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0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01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02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3" style:family="paragraph" style:parent-style-name="Standard" style:list-style-name="L8">
      <style:text-properties fo:language="en" fo:country="US" style:text-underline-style="none"/>
    </style:style>
    <style:style style:name="P204" style:family="paragraph" style:parent-style-name="Standard" style:list-style-name="L10"/>
    <style:style style:name="P205" style:family="paragraph" style:parent-style-name="Standard" style:list-style-name="L38">
      <style:text-properties fo:font-size="12pt" style:font-size-asian="12pt" style:font-size-complex="12pt"/>
    </style:style>
    <style:style style:name="P206" style:family="paragraph" style:parent-style-name="Standard" style:list-style-name="L54">
      <style:text-properties fo:font-size="12pt" officeooo:paragraph-rsid="0026276f" style:font-size-asian="12pt" style:font-size-complex="12pt"/>
    </style:style>
    <style:style style:name="P207" style:family="paragraph" style:parent-style-name="Standard" style:list-style-name="L51">
      <style:text-properties fo:font-size="12pt" style:text-underline-style="none" style:font-size-asian="12pt" style:font-size-complex="12pt"/>
    </style:style>
    <style:style style:name="P208" style:family="paragraph" style:parent-style-name="Standard" style:list-style-name="L52">
      <style:text-properties fo:font-size="12pt" style:text-underline-style="none" style:font-size-asian="12pt" style:font-size-complex="12pt"/>
    </style:style>
    <style:style style:name="P209" style:family="paragraph" style:parent-style-name="Standard" style:list-style-name="L52">
      <style:text-properties fo:font-size="12pt" style:text-underline-style="solid" style:text-underline-width="auto" style:text-underline-color="font-color" style:font-size-asian="12pt" style:font-size-complex="12pt"/>
    </style:style>
    <style:style style:name="P210" style:family="paragraph" style:parent-style-name="Standard" style:list-style-name="L53">
      <style:text-properties officeooo:paragraph-rsid="001aa4e4"/>
    </style:style>
    <style:style style:name="P211" style:family="paragraph" style:parent-style-name="Standard" style:list-style-name="L53">
      <style:text-properties officeooo:paragraph-rsid="001bc1a5"/>
    </style:style>
    <style:style style:name="P212" style:family="paragraph" style:parent-style-name="Standard" style:list-style-name="L53">
      <style:text-properties officeooo:paragraph-rsid="001d027b"/>
    </style:style>
    <style:style style:name="P213" style:family="paragraph" style:parent-style-name="Standard" style:list-style-name="L53">
      <style:text-properties officeooo:paragraph-rsid="001f4eb4"/>
    </style:style>
    <style:style style:name="P214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5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21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cd5b79" officeooo:paragraph-rsid="002041a2" style:font-size-asian="12pt" style:font-size-complex="12pt"/>
    </style:style>
    <style:style style:name="P21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cd5b79" officeooo:paragraph-rsid="0022829d" style:font-size-asian="12pt" style:font-size-complex="12pt"/>
    </style:style>
    <style:style style:name="P21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cdd64" officeooo:paragraph-rsid="002041a2" style:font-size-asian="12pt" style:font-size-complex="12pt"/>
    </style:style>
    <style:style style:name="P22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cdd64" officeooo:paragraph-rsid="0022829d" style:font-size-asian="12pt" style:font-size-complex="12pt"/>
    </style:style>
    <style:style style:name="P22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d7bee" officeooo:paragraph-rsid="002041a2" style:font-size-asian="12pt" style:font-size-complex="12pt"/>
    </style:style>
    <style:style style:name="P22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d7bee" officeooo:paragraph-rsid="0022829d" style:font-size-asian="12pt" style:font-size-complex="12pt"/>
    </style:style>
    <style:style style:name="P22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d7bee" officeooo:paragraph-rsid="00279620" style:font-size-asian="12pt" style:font-size-complex="12pt"/>
    </style:style>
    <style:style style:name="P22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dfaf8" officeooo:paragraph-rsid="0022829d" style:font-size-asian="12pt" style:font-size-complex="12pt"/>
    </style:style>
    <style:style style:name="P22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fce60" officeooo:paragraph-rsid="0022829d" style:font-size-asian="12pt" style:font-size-complex="12pt"/>
    </style:style>
    <style:style style:name="P22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15703" officeooo:paragraph-rsid="0022829d" style:font-size-asian="12pt" style:font-size-complex="12pt"/>
    </style:style>
    <style:style style:name="P22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2b7f7" officeooo:paragraph-rsid="0022829d" style:font-size-asian="12pt" style:font-size-complex="12pt"/>
    </style:style>
    <style:style style:name="P22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2b7f7" officeooo:paragraph-rsid="00296447" style:font-size-asian="12pt" style:font-size-complex="12pt"/>
    </style:style>
    <style:style style:name="P22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2b7f7" officeooo:paragraph-rsid="0029a601" style:font-size-asian="12pt" style:font-size-complex="12pt"/>
    </style:style>
    <style:style style:name="P23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2b7f7" officeooo:paragraph-rsid="002b6e5f" style:font-size-asian="12pt" style:font-size-complex="12pt"/>
    </style:style>
    <style:style style:name="P23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2b7f7" officeooo:paragraph-rsid="002c2f86" style:font-size-asian="12pt" style:font-size-complex="12pt"/>
    </style:style>
    <style:style style:name="P23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2b7f7" officeooo:paragraph-rsid="002fae87" style:font-size-asian="12pt" style:font-size-complex="12pt"/>
    </style:style>
    <style:style style:name="P23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3db47" officeooo:paragraph-rsid="0022829d" style:font-size-asian="12pt" style:font-size-complex="12pt"/>
    </style:style>
    <style:style style:name="P23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513aa" officeooo:paragraph-rsid="0022829d" style:font-size-asian="12pt" style:font-size-complex="12pt"/>
    </style:style>
    <style:style style:name="P23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539a7" officeooo:paragraph-rsid="0022829d" style:font-size-asian="12pt" style:font-size-complex="12pt"/>
    </style:style>
    <style:style style:name="P23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f7109c" officeooo:paragraph-rsid="0022829d" style:font-size-asian="12pt" style:font-size-complex="12pt"/>
    </style:style>
    <style:style style:name="P23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a91911" officeooo:paragraph-rsid="0026276f" style:font-size-asian="12pt" style:font-size-complex="12pt"/>
    </style:style>
    <style:style style:name="P23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03517d" officeooo:paragraph-rsid="0026276f" style:font-size-asian="12pt" style:font-size-complex="12pt"/>
    </style:style>
    <style:style style:name="P23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041b12" officeooo:paragraph-rsid="0026276f" style:font-size-asian="12pt" style:font-size-complex="12pt"/>
    </style:style>
    <style:style style:name="P24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08126c" officeooo:paragraph-rsid="0026276f" style:font-size-asian="12pt" style:font-size-complex="12pt"/>
    </style:style>
    <style:style style:name="P2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08acc8" officeooo:paragraph-rsid="0026276f" style:font-size-asian="12pt" style:font-size-complex="12pt"/>
    </style:style>
    <style:style style:name="P2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0a75a0" officeooo:paragraph-rsid="0026276f" style:font-size-asian="12pt" style:font-size-complex="12pt"/>
    </style:style>
    <style:style style:name="P2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50b982e" officeooo:paragraph-rsid="0026276f" style:font-size-asian="12pt" style:font-size-complex="12pt"/>
    </style:style>
    <style:style style:name="P2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officeooo:rsid="04ecdd64" officeooo:paragraph-rsid="002041a2" fo:background-color="#ffff00" style:font-size-asian="12pt" style:font-size-complex="12pt"/>
    </style:style>
    <style:style style:name="P2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paragraph-rsid="001aa4e4" fo:background-color="transparent" style:font-size-asian="12pt" style:font-size-complex="12pt"/>
    </style:style>
    <style:style style:name="P24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4edfaf8" officeooo:paragraph-rsid="0022829d" style:font-size-asian="12pt" style:font-size-complex="12pt"/>
    </style:style>
    <style:style style:name="P24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4efce60" officeooo:paragraph-rsid="0022829d" style:font-size-asian="12pt" style:font-size-complex="12pt"/>
    </style:style>
    <style:style style:name="P24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4ed7bee" officeooo:paragraph-rsid="0022829d" style:font-size-asian="12pt" style:font-size-complex="12pt"/>
    </style:style>
    <style:style style:name="P2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4e79192" officeooo:paragraph-rsid="0022829d" style:font-size-asian="12pt" style:font-size-complex="12pt"/>
    </style:style>
    <style:style style:name="P2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503517d" officeooo:paragraph-rsid="0026276f" style:font-size-asian="12pt" style:font-size-complex="12pt"/>
    </style:style>
    <style:style style:name="P2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officeooo:rsid="04a91911" officeooo:paragraph-rsid="0026276f" style:font-size-asian="12pt" style:font-size-complex="12pt"/>
    </style:style>
    <style:style style:name="P252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2041a2" style:font-size-asian="12pt" style:font-size-complex="12pt"/>
    </style:style>
    <style:style style:name="P25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243065" style:font-size-asian="12pt" style:font-size-complex="12pt"/>
    </style:style>
    <style:style style:name="P25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2473ef" style:font-size-asian="12pt" style:font-size-complex="12pt"/>
    </style:style>
    <style:style style:name="P25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279620" style:font-size-asian="12pt" style:font-size-complex="12pt"/>
    </style:style>
    <style:style style:name="P25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289554" style:font-size-asian="12pt" style:font-size-complex="12pt"/>
    </style:style>
    <style:style style:name="P25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29a1c" style:font-size-asian="12pt" style:font-size-complex="12pt"/>
    </style:style>
    <style:style style:name="P25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49523" style:font-size-asian="12pt" style:font-size-complex="12pt"/>
    </style:style>
    <style:style style:name="P26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5538b" style:font-size-asian="12pt" style:font-size-complex="12pt"/>
    </style:style>
    <style:style style:name="P26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5ca90" style:font-size-asian="12pt" style:font-size-complex="12pt"/>
    </style:style>
    <style:style style:name="P26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a8538" style:font-size-asian="12pt" style:font-size-complex="12pt"/>
    </style:style>
    <style:style style:name="P26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c2556" style:font-size-asian="12pt" style:font-size-complex="12pt"/>
    </style:style>
    <style:style style:name="P26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c607c" style:font-size-asian="12pt" style:font-size-complex="12pt"/>
    </style:style>
    <style:style style:name="P26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36c04" style:font-size-asian="12pt" style:font-size-complex="12pt"/>
    </style:style>
    <style:style style:name="P26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3fd3b" style:font-size-asian="12pt" style:font-size-complex="12pt"/>
    </style:style>
    <style:style style:name="P26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5b261" style:font-size-asian="12pt" style:font-size-complex="12pt"/>
    </style:style>
    <style:style style:name="P26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5b7e4" style:font-size-asian="12pt" style:font-size-complex="12pt"/>
    </style:style>
    <style:style style:name="P26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70aa8" style:font-size-asian="12pt" style:font-size-complex="12pt"/>
    </style:style>
    <style:style style:name="P27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8556d" style:font-size-asian="12pt" style:font-size-complex="12pt"/>
    </style:style>
    <style:style style:name="P27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89ea5" style:font-size-asian="12pt" style:font-size-complex="12pt"/>
    </style:style>
    <style:style style:name="P27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49faff" style:font-size-asian="12pt" style:font-size-complex="12pt"/>
    </style:style>
    <style:style style:name="P27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f7109c" officeooo:paragraph-rsid="0022829d" style:font-size-asian="12pt" style:font-size-complex="12pt"/>
    </style:style>
    <style:style style:name="P2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503517d" officeooo:paragraph-rsid="0026276f" style:font-size-asian="12pt" style:font-size-complex="12pt"/>
    </style:style>
    <style:style style:name="P2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officeooo:paragraph-rsid="002041a2" style:font-size-asian="12pt" style:font-size-complex="12pt"/>
    </style:style>
    <style:style style:name="P2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officeooo:rsid="04ecdd64" officeooo:paragraph-rsid="00243065" style:font-size-asian="12pt" style:font-size-complex="12pt"/>
    </style:style>
    <style:style style:name="P2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officeooo:rsid="04ecdd64" officeooo:paragraph-rsid="002473ef" style:font-size-asian="12pt" style:font-size-complex="12pt"/>
    </style:style>
    <style:style style:name="P27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27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rsid="00119814" officeooo:paragraph-rsid="00119814" style:font-name-asian="Liberation Sans1" style:font-size-asian="12pt" style:font-name-complex="Liberation Sans1" style:font-size-complex="12pt"/>
    </style:style>
    <style:style style:name="P28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rsid="00120f2d" officeooo:paragraph-rsid="00120f2d" style:font-name-asian="Liberation Sans1" style:font-size-asian="12pt" style:font-name-complex="Liberation Sans1" style:font-size-complex="12pt"/>
    </style:style>
    <style:style style:name="P28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rsid="0012b436" style:font-name-asian="Liberation Sans1" style:font-size-asian="12pt" style:font-name-complex="Liberation Sans1" style:font-size-complex="12pt"/>
    </style:style>
    <style:style style:name="P28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rsid="0012b436" officeooo:paragraph-rsid="0012b436" style:font-name-asian="Liberation Sans1" style:font-size-asian="12pt" style:font-name-complex="Liberation Sans1" style:font-size-complex="12pt"/>
    </style:style>
    <style:style style:name="P28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1aa4e4" style:font-name-asian="Liberation Sans1" style:font-size-asian="12pt" style:font-name-complex="Liberation Sans1" style:font-size-complex="12pt"/>
    </style:style>
    <style:style style:name="P28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1aa4e4" fo:background-color="transparent" style:font-name-asian="Liberation Sans1" style:font-size-asian="12pt" style:font-name-complex="Liberation Sans1" style:font-size-complex="12pt"/>
    </style:style>
    <style:style style:name="P28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officeooo:paragraph-rsid="002041a2" fo:background-color="transparent" style:font-name-asian="Liberation Sans1" style:font-size-asian="12pt" style:font-name-complex="Liberation Sans1" style:font-size-complex="12pt"/>
    </style:style>
    <style:style style:name="P286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officeooo:rsid="04ecdd64" officeooo:paragraph-rsid="0048556d" style:font-size-asian="18pt" style:font-size-complex="18pt"/>
    </style:style>
    <style:style style:name="P287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8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9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0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9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243065" style:font-size-asian="12pt" style:font-size-complex="12pt"/>
    </style:style>
    <style:style style:name="P29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officeooo:rsid="04ecdd64" officeooo:paragraph-rsid="0035ca90" style:font-size-asian="12pt" style:font-size-complex="12pt"/>
    </style:style>
    <style:style style:name="P29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officeooo:paragraph-rsid="001aa4e4" style:font-size-asian="12pt" style:font-size-complex="12pt"/>
    </style:style>
    <style:style style:name="P29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1aa4e4" style:font-size-asian="12pt" style:font-style-asian="italic" style:font-size-complex="12pt" style:font-style-complex="italic"/>
    </style:style>
    <style:style style:name="P303" style:family="paragraph" style:parent-style-name="Table_20_Contents" style:list-style-name="L36">
      <style:paragraph-properties fo:text-align="justify" style:justify-single-word="false"/>
    </style:style>
    <style:style style:name="P304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4efce60" style:font-weight-asian="bold" style:font-weight-complex="bold"/>
    </style:style>
    <style:style style:name="T3" style:family="text">
      <style:text-properties fo:font-weight="bold" officeooo:rsid="04ed7bee" style:font-weight-asian="bold" style:font-weight-complex="bold"/>
    </style:style>
    <style:style style:name="T4" style:family="text">
      <style:text-properties fo:font-weight="bold" officeooo:rsid="04f539a7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style:font-name="Liberation Sans" fo:font-size="12pt" fo:language="en" fo:country="US" style:font-size-asian="12pt" style:font-size-complex="12pt"/>
    </style:style>
    <style:style style:name="T7" style:family="text">
      <style:text-properties style:font-name="Liberation Sans" fo:font-size="12pt" style:text-underline-style="none" officeooo:rsid="04ecdd64" style:font-size-asian="12pt" style:font-size-complex="12pt"/>
    </style:style>
    <style:style style:name="T8" style:family="text">
      <style:text-properties style:font-name="Liberation Sans" style:text-underline-style="none"/>
    </style:style>
    <style:style style:name="T9" style:family="text">
      <style:text-properties style:font-name="Liberation Sans" style:text-underline-style="none" fo:background-color="#f9f9f9"/>
    </style:style>
    <style:style style:name="T10" style:family="text">
      <style:text-properties style:font-name="Liberation Sans" style:text-underline-style="none" officeooo:rsid="0508126c"/>
    </style:style>
    <style:style style:name="T11" style:family="text">
      <style:text-properties style:font-name="Liberation Sans" fo:language="en" fo:country="US"/>
    </style:style>
    <style:style style:name="T12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fo:background-color="#ffff00"/>
    </style:style>
    <style:style style:name="T18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" style:family="text">
      <style:text-properties fo:font-style="italic" fo:background-color="#ffff0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4ecdd64" style:font-style-asian="italic" style:font-style-complex="italic"/>
    </style:style>
    <style:style style:name="T23" style:family="text">
      <style:text-properties fo:font-style="italic" officeooo:rsid="04f2b7f7" style:font-style-asian="italic" style:font-style-complex="italic"/>
    </style:style>
    <style:style style:name="T24" style:family="text">
      <style:text-properties fo:background-color="#ffff00"/>
    </style:style>
    <style:style style:name="T25" style:family="text">
      <style:text-properties fo:color="#ff0000"/>
    </style:style>
    <style:style style:name="T26" style:family="text">
      <style:text-properties fo:color="#ff0000" fo:background-color="transparent"/>
    </style:style>
    <style:style style:name="T27" style:family="text">
      <style:text-properties fo:color="#00ff00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style:font-name="Liberation Sans" fo:font-size="12pt" style:text-underline-style="none" officeooo:rsid="001aa4e4" fo:background-color="transparent" style:font-name-asian="Liberation Sans1" style:font-size-asian="12pt" style:font-name-complex="Liberation Sans1" style:font-size-complex="12pt"/>
    </style:style>
    <style:style style:name="T30" style:family="text">
      <style:text-properties style:use-window-font-color="true" style:font-name="Liberation Sans" fo:font-size="12pt" style:text-underline-style="none" officeooo:rsid="001bc1a5" fo:background-color="transparent" style:font-name-asian="Liberation Sans1" style:font-size-asian="12pt" style:font-name-complex="Liberation Sans1" style:font-size-complex="12pt"/>
    </style:style>
    <style:style style:name="T31" style:family="text">
      <style:text-properties style:use-window-font-color="true" style:font-name="Liberation Sans" fo:font-size="12pt" style:text-underline-style="none" officeooo:rsid="001d027b" fo:background-color="transparent" style:font-name-asian="Liberation Sans1" style:font-size-asian="12pt" style:font-name-complex="Liberation Sans1" style:font-size-complex="12pt"/>
    </style:style>
    <style:style style:name="T32" style:family="text">
      <style:text-properties style:use-window-font-color="true" style:font-name="Liberation Sans" fo:font-size="12pt" style:text-underline-style="none" officeooo:rsid="001d7653" fo:background-color="transparent" style:font-name-asian="Liberation Sans1" style:font-size-asian="12pt" style:font-name-complex="Liberation Sans1" style:font-size-complex="12pt"/>
    </style:style>
    <style:style style:name="T33" style:family="text">
      <style:text-properties style:use-window-font-color="true" style:font-name="Liberation Sans" fo:font-size="12pt" style:text-underline-style="none" officeooo:rsid="001f4eb4" fo:background-color="transparent" style:font-name-asian="Liberation Sans1" style:font-size-asian="12pt" style:font-name-complex="Liberation Sans1" style:font-size-complex="12pt"/>
    </style:style>
    <style:style style:name="T34" style:family="text">
      <style:text-properties style:font-name-asian="Liberation Sans1" style:font-name-complex="Liberation Sans1"/>
    </style:style>
    <style:style style:name="T35" style:family="text">
      <style:text-properties fo:background-color="transparent"/>
    </style:style>
    <style:style style:name="T36" style:family="text">
      <style:text-properties fo:language="en" fo:country="US" fo:font-style="normal" style:text-underline-style="none" style:font-style-asian="normal" style:font-style-complex="normal"/>
    </style:style>
    <style:style style:name="T37" style:family="text">
      <style:text-properties officeooo:rsid="000e9d0f"/>
    </style:style>
    <style:style style:name="T38" style:family="text">
      <style:text-properties officeooo:rsid="000fa0bf"/>
    </style:style>
    <style:style style:name="T39" style:family="text">
      <style:text-properties officeooo:rsid="00119814"/>
    </style:style>
    <style:style style:name="T40" style:family="text">
      <style:text-properties officeooo:rsid="00120f2d"/>
    </style:style>
    <style:style style:name="T41" style:family="text">
      <style:text-properties officeooo:rsid="0012b436"/>
    </style:style>
    <style:style style:name="T42" style:family="text">
      <style:text-properties officeooo:rsid="00138ed0"/>
    </style:style>
    <style:style style:name="T43" style:family="text">
      <style:text-properties officeooo:rsid="001513a1"/>
    </style:style>
    <style:style style:name="T44" style:family="text">
      <style:text-properties officeooo:rsid="0015edbe"/>
    </style:style>
    <style:style style:name="T45" style:family="text">
      <style:text-properties officeooo:rsid="0017d27a"/>
    </style:style>
    <style:style style:name="T46" style:family="text">
      <style:text-properties officeooo:rsid="001aa4e4"/>
    </style:style>
    <style:style style:name="T47" style:family="text">
      <style:text-properties officeooo:rsid="002041a2"/>
    </style:style>
    <style:style style:name="T48" style:family="text">
      <style:text-properties officeooo:rsid="04ecdd64"/>
    </style:style>
    <style:style style:name="T49" style:family="text">
      <style:text-properties officeooo:rsid="04ed7bee"/>
    </style:style>
    <style:style style:name="T50" style:family="text">
      <style:text-properties officeooo:rsid="00215ee3"/>
    </style:style>
    <style:style style:name="T51" style:family="text">
      <style:text-properties officeooo:rsid="04edfaf8"/>
    </style:style>
    <style:style style:name="T52" style:family="text">
      <style:text-properties officeooo:rsid="04efce60"/>
    </style:style>
    <style:style style:name="T53" style:family="text">
      <style:text-properties officeooo:rsid="04f15703"/>
    </style:style>
    <style:style style:name="T54" style:family="text">
      <style:text-properties officeooo:rsid="04f3db47"/>
    </style:style>
    <style:style style:name="T55" style:family="text">
      <style:text-properties officeooo:rsid="04f2b7f7"/>
    </style:style>
    <style:style style:name="T56" style:family="text">
      <style:text-properties style:text-underline-style="solid" style:text-underline-width="auto" style:text-underline-color="font-color" officeooo:rsid="04f3db47"/>
    </style:style>
    <style:style style:name="T57" style:family="text">
      <style:text-properties style:text-underline-style="solid" style:text-underline-width="auto" style:text-underline-color="font-color" officeooo:rsid="04efce60"/>
    </style:style>
    <style:style style:name="T58" style:family="text">
      <style:text-properties officeooo:rsid="04f513aa"/>
    </style:style>
    <style:style style:name="T59" style:family="text">
      <style:text-properties officeooo:rsid="04f539a7"/>
    </style:style>
    <style:style style:name="T60" style:family="text">
      <style:text-properties officeooo:rsid="04f7109c"/>
    </style:style>
    <style:style style:name="T61" style:family="text">
      <style:text-properties officeooo:rsid="0022829d"/>
    </style:style>
    <style:style style:name="T62" style:family="text">
      <style:text-properties officeooo:rsid="00243065"/>
    </style:style>
    <style:style style:name="T63" style:family="text">
      <style:text-properties officeooo:rsid="002473ef"/>
    </style:style>
    <style:style style:name="T64" style:family="text">
      <style:text-properties officeooo:rsid="0503517d"/>
    </style:style>
    <style:style style:name="T65" style:family="text">
      <style:text-properties officeooo:rsid="05041b12"/>
    </style:style>
    <style:style style:name="T66" style:family="text">
      <style:text-properties officeooo:rsid="0505be39"/>
    </style:style>
    <style:style style:name="T67" style:family="text">
      <style:text-properties officeooo:rsid="050f03b7"/>
    </style:style>
    <style:style style:name="T68" style:family="text">
      <style:text-properties officeooo:rsid="0508126c"/>
    </style:style>
    <style:style style:name="T69" style:family="text">
      <style:text-properties officeooo:rsid="0508acc8"/>
    </style:style>
    <style:style style:name="T70" style:family="text">
      <style:text-properties officeooo:rsid="050a75a0"/>
    </style:style>
    <style:style style:name="T71" style:family="text">
      <style:text-properties officeooo:rsid="050b982e"/>
    </style:style>
    <style:style style:name="T72" style:family="text">
      <style:text-properties officeooo:rsid="050f3558"/>
    </style:style>
    <style:style style:name="T73" style:family="text">
      <style:text-properties officeooo:rsid="00279620"/>
    </style:style>
    <style:style style:name="T74" style:family="text">
      <style:text-properties officeooo:rsid="00289554"/>
    </style:style>
    <style:style style:name="T75" style:family="text">
      <style:text-properties officeooo:rsid="00293685"/>
    </style:style>
    <style:style style:name="T76" style:family="text">
      <style:text-properties officeooo:rsid="00296447"/>
    </style:style>
    <style:style style:name="T77" style:family="text">
      <style:text-properties officeooo:rsid="0029a601"/>
    </style:style>
    <style:style style:name="T78" style:family="text">
      <style:text-properties officeooo:rsid="002ab5f4"/>
    </style:style>
    <style:style style:name="T79" style:family="text">
      <style:text-properties officeooo:rsid="002b6e5f"/>
    </style:style>
    <style:style style:name="T80" style:family="text">
      <style:text-properties officeooo:rsid="002c2f86"/>
    </style:style>
    <style:style style:name="T81" style:family="text">
      <style:text-properties officeooo:rsid="002d86a7"/>
    </style:style>
    <style:style style:name="T82" style:family="text">
      <style:text-properties officeooo:rsid="002f4b8e"/>
    </style:style>
    <style:style style:name="T83" style:family="text">
      <style:text-properties officeooo:rsid="002fae87"/>
    </style:style>
    <style:style style:name="T84" style:family="text">
      <style:text-properties officeooo:rsid="00329a1c"/>
    </style:style>
    <style:style style:name="T85" style:family="text">
      <style:text-properties officeooo:rsid="0034367f"/>
    </style:style>
    <style:style style:name="T86" style:family="text">
      <style:text-properties officeooo:rsid="00349523"/>
    </style:style>
    <style:style style:name="T87" style:family="text">
      <style:text-properties officeooo:rsid="0034a5d2"/>
    </style:style>
    <style:style style:name="T88" style:family="text">
      <style:text-properties officeooo:rsid="0035538b"/>
    </style:style>
    <style:style style:name="T89" style:family="text">
      <style:text-properties officeooo:rsid="0035ca90"/>
    </style:style>
    <style:style style:name="T90" style:family="text">
      <style:text-properties officeooo:rsid="003909a8"/>
    </style:style>
    <style:style style:name="T91" style:family="text">
      <style:text-properties officeooo:rsid="003a8538"/>
    </style:style>
    <style:style style:name="T92" style:family="text">
      <style:text-properties officeooo:rsid="003c011a"/>
    </style:style>
    <style:style style:name="T93" style:family="text">
      <style:text-properties officeooo:rsid="003c2556"/>
    </style:style>
    <style:style style:name="T94" style:family="text">
      <style:text-properties officeooo:rsid="003c607c"/>
    </style:style>
    <style:style style:name="T95" style:family="text">
      <style:text-properties officeooo:rsid="003d2575"/>
    </style:style>
    <style:style style:name="T96" style:family="text">
      <style:text-properties officeooo:rsid="003eedf9"/>
    </style:style>
    <style:style style:name="T97" style:family="text">
      <style:text-properties officeooo:rsid="004008a6"/>
    </style:style>
    <style:style style:name="T98" style:family="text">
      <style:text-properties officeooo:rsid="004177ea"/>
    </style:style>
    <style:style style:name="T99" style:family="text">
      <style:text-properties officeooo:rsid="0043156e"/>
    </style:style>
    <style:style style:name="T100" style:family="text">
      <style:text-properties officeooo:rsid="00431b9d"/>
    </style:style>
    <style:style style:name="T101" style:family="text">
      <style:text-properties officeooo:rsid="00436c04"/>
    </style:style>
    <style:style style:name="T102" style:family="text">
      <style:text-properties officeooo:rsid="0043fd3b"/>
    </style:style>
    <style:style style:name="T103" style:family="text">
      <style:text-properties officeooo:rsid="004432b6"/>
    </style:style>
    <style:style style:name="T104" style:family="text">
      <style:text-properties officeooo:rsid="0045b261"/>
    </style:style>
    <style:style style:name="T105" style:family="text">
      <style:text-properties officeooo:rsid="0045b7e4"/>
    </style:style>
    <style:style style:name="T106" style:family="text">
      <style:text-properties officeooo:rsid="00470aa8"/>
    </style:style>
    <style:style style:name="T107" style:family="text">
      <style:text-properties officeooo:rsid="0048556d"/>
    </style:style>
    <style:style style:name="T108" style:family="text">
      <style:text-properties officeooo:rsid="00489ea5"/>
    </style:style>
    <style:style style:name="T109" style:family="text">
      <style:text-properties officeooo:rsid="0049faff"/>
    </style:style>
    <style:style style:name="T110" style:family="text">
      <style:text-properties officeooo:rsid="004aeb21"/>
    </style:style>
    <style:style style:name="T111" style:family="text">
      <style:text-properties officeooo:rsid="004b0a5d"/>
    </style:style>
    <style:style style:name="T112" style:family="text">
      <style:text-properties officeooo:rsid="004b4b4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9">Рабочая среда</text:p>
          </table:table-cell>
          <table:table-cell table:style-name="Таблица1.A1" office:value-type="string">
            <text:p text:style-name="P130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4">любой терминал (xterm, rxvt, mrxvt, ...)</text:p>
      <text:p text:style-name="P5"/>
      <text:p text:style-name="P5">Windows:</text:p>
      <text:list xml:id="list893263387" text:style-name="L1">
        <text:list-item>
          <text:p text:style-name="P161">установить Ruby для Windows, запускать через виндозный cmd</text:p>
          <text:p text:style-name="P161">&gt;&gt;&gt; показать Start/Run/cmd</text:p>
        </text:list-item>
        <text:list-item>
          <text:p text:style-name="P161">установить cygwin и получить линукс под виндой</text:p>
        </text:list-item>
        <text:list-item>
          <text:p text:style-name="P161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6">сайт проекта: </text:span><text:a xlink:type="simple" xlink:href="http://cygwin.com/"><text:span text:style-name="T6">http://cygwin.com</text:span></text:a><text:span text:style-name="T6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398931734" text:style-name="L2">
        <text:list-item>
          <text:p text:style-name="P162">установка</text:p>
        </text:list-item>
        <text:list-item>
          <text:p text:style-name="P162">удаление</text:p>
        </text:list-item>
        <text:list-item>
          <text:p text:style-name="P162">обновление</text:p>
        </text:list-item>
        <text:list-item>
          <text:p text:style-name="P162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4">pwd</text:p>
      <text:p text:style-name="P114">ls</text:p>
      <text:p text:style-name="P114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4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1294974411" text:style-name="L3">
        <text:list-item>
          <text:p text:style-name="P163">имеющий подсветку синтаксиса для данного языка</text:p>
        </text:list-item>
        <text:list-item>
          <text:p text:style-name="P163">позволяющий задавать <text:span text:style-name="T1">формат конца строки</text:span>.</text:p>
        </text:list-item>
      </text:list>
      <text:p text:style-name="P5"/>
      <text:list xml:id="list815891942" text:style-name="L4">
        <text:list-item>
          <text:p text:style-name="P164">emacs (swiss army knife)</text:p>
        </text:list-item>
        <text:list-item>
          <text:p text:style-name="P164">sublime text (есть подсказки по языковым конструкциям!)</text:p>
        </text:list-item>
        <text:list-item>
          <text:p text:style-name="P164">Edit Plus</text:p>
        </text:list-item>
        <text:list-item>
          <text:p text:style-name="P164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2">Демонстрация \r</text:p>
      <text:p text:style-name="P5"/>
      <text:p text:style-name="P116"><text:soft-page-break/>&gt; echo -e “hello\r” # отличий не видно</text:p>
      <text:p text:style-name="P116">&gt; echo -e “hello\rH” # =&gt; Hello</text:p>
      <text:p text:style-name="P123"/>
      <text:p text:style-name="P116">&gt; for i in `seq 1 10`; do echo $i; done; echo “”</text:p>
      <text:p text:style-name="P116">&gt; for i in `seq 1 10`; do echo -n $i; done; echo “” <text:s text:c="7"/># =&gt; 12345678910</text:p>
      <text:p text:style-name="P116">&gt; for i in `seq 1 10`; do echo -ne “$i\r”; done; echo “” # =&gt; 10</text:p>
      <text:p text:style-name="P115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579635230" text:style-name="L5">
        <text:list-header>
          <text:p text:style-name="P214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673030285" text:style-name="L6">
        <text:list-header>
          <text:p text:style-name="P215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>Консоль Руби </text:p>
            <text:p text:style-name="P129">Встроенная документация по руби</text:p>
            <text:p text:style-name="P129">Переменные</text:p>
            <text:p text:style-name="P129">Всякое разное</text:p>
          </table:table-cell>
          <table:table-cell table:style-name="Table1.A1" office:value-type="string">
            <text:p text:style-name="P130">Занятие 2</text:p>
            <text:p text:style-name="P130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3">ruby-1.9.2-p290</text:p>
      <text:p text:style-name="P113">ruby-1.9.3-p448 </text:p>
      <text:p text:style-name="P113">ruby-1.9.3-rc1 </text:p>
      <text:p text:style-name="P113">ruby-2.0.0-p247 </text:p>
      <text:p text:style-name="P113"/>
      <text:p text:style-name="P18">где применяется ruby</text:p>
      <text:p text:style-name="P18"/>
      <text:list xml:id="list163968280" text:style-name="L7">
        <text:list-item>
          <text:p text:style-name="P182">консольные утилиты </text:p>
        </text:list-item>
      </text:list>
      <text:list xml:id="list205156609" text:style-name="L8">
        <text:list-item>
          <text:p text:style-name="P203"><text:span text:style-name="T12">gui (tk) –</text:span><text:span text:style-name="T12"> Oh, no!</text:span></text:p>
        </text:list-item>
        <text:list-item>
          <text:p text:style-name="P183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0">"hello"[0] <text:s text:c="3"/>#=&gt; 104</text:p>
      <text:p text:style-name="P110"/>
      <text:p text:style-name="P73">ruby 1.9.x и 2.0.0</text:p>
      <text:p text:style-name="P73"/>
      <text:p text:style-name="P110">"hello"[0] <text:s text:c="3"/>#=&gt; “h”</text:p>
      <text:p text:style-name="P113"/>
      <text:p text:style-name="P80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12">irb – интерактивный руби </text:span><text:span text:style-name="T12">(REPL - read, evaluate, print, loop)</text:span></text:p>
      <text:p text:style-name="P23"/>
      <text:p text:style-name="P38"><text:span text:style-name="T12">&gt;&gt;&gt; Демонстрация, </text:span><text:span text:style-name="T12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0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5"/>
      <text:p text:style-name="P111">9/4 <text:s text:c="14"/>#=&gt;2 <text:s text:c="2"/>удивлены?</text:p>
      <text:p text:style-name="P111">9.0/4 <text:s text:c="11"/>#=&gt;2.25 <text:s text:c="2"/># floating p</text:p>
      <text:p text:style-name="P75">&gt;&gt;&gt; 9.to_f/4 <text:s text:c="10"/>#=&gt;2.25 <text:s text:c="2"/># более удобная альтернатива, вызвав у целого числа метод to_f, (to float)</text:p>
      <text:p text:style-name="P111">“oo” + “ps” <text:s text:c="6"/>#=&gt;”oops” <text:s/># конкатенация строк</text:p>
      <text:p text:style-name="P111">puts “hello, world!” <text:s/># печатает, но <text:span text:style-name="T1">возвращает</text:span> nil</text:p>
      <text:p text:style-name="P75"/>
      <text:p text:style-name="P75">&gt;&gt;&gt; a <text:s/>= puts “hello”</text:p>
      <text:p text:style-name="P75">&gt;&gt;&gt; a #=&gt; nil</text:p>
      <text:p text:style-name="P111">num = 6+3</text:p>
      <text:p text:style-name="P111">num += 2</text:p>
      <text:p text:style-name="P111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12">Полезные </text:span><text:span text:style-name="T12">утилиты – ri</text:span></text:p>
      <text:p text:style-name="P31"/>
      <text:p text:style-name="P38"><text:span text:style-name="T12">ri – (ruby informat</text:span><text:span text:style-name="T12">i</text:span><text:span text:style-name="T12">on) – </text:span><text:span text:style-name="T12">справочная </text:span><text:span text:style-name="T12">система руби (в консоли)</text:span></text:p>
      <text:p text:style-name="P23"/>
      <text:p text:style-name="P110">&gt;ri --help</text:p>
      <text:p text:style-name="P110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12">&gt;&gt;&gt; Объяснить, что они видят в следующем задании. </text:span><text:span text:style-name="T12">один и тот же метод определен в разных классах.</text:span></text:p>
      <text:p text:style-name="P7">&gt;&gt;&gt; <text:span text:style-name="T16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6">Имена </text:span><text:span text:style-name="T16">переменных и констант состоят из:</text:span></text:p>
      <text:list xml:id="list370379567" text:style-name="L9">
        <text:list-item>
          <text:p text:style-name="P184">буквы</text:p>
        </text:list-item>
        <text:list-item>
          <text:p text:style-name="P184">цифры (не может быть первой)</text:p>
        </text:list-item>
        <text:list-item>
          <text:p text:style-name="P184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09">&gt;puts RUBY_VERSION</text:p>
      <text:p text:style-name="P79"/>
      <text:p text:style-name="P79">полезные константы: STDOUT, STDERR</text:p>
      <text:p text:style-name="P79"/>
      <text:p text:style-name="P79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6"><text:tab/></text:span><text:span text:style-name="T18">S</text:span><text:span text:style-name="T16">tring, Array</text:span><text:span text:style-name="T17">, Hash</text:span></text:p>
      <text:p text:style-name="P20"><text:tab/>Enumerable, Comparable</text:p>
      <text:p text:style-name="P2"><text:span text:style-name="T16"><text:tab/></text:span><text:span text:style-name="T18">M</text:span><text:span text:style-name="T16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4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9">Типы данных</text:p>
            <text:p text:style-name="P129">Операции:</text:p>
            <text:p text:style-name="P129"><text:s/>* интерполяция</text:p>
            <text:p text:style-name="P129"><text:s/>* regular expression matching</text:p>
            <text:p text:style-name="P129">управляющие структуры</text:p>
            <text:p text:style-name="P129"><text:s/>* if</text:p>
            <text:p text:style-name="P129"><text:s/>* while</text:p>
          </table:table-cell>
          <table:table-cell table:style-name="Таблица2.A1" office:value-type="string">
            <text:p text:style-name="P130">Занятие 3</text:p>
            <text:p text:style-name="P130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140055868" text:style-name="L10">
        <text:list-item>
          <text:p text:style-name="P185">что такое irb и ri?</text:p>
        </text:list-item>
        <text:list-item>
          <text:p text:style-name="P185">в hello.upcase, как называется часть upcase (ответ: метод)</text:p>
        </text:list-item>
        <text:list-item>
          <text:p text:style-name="P185">какая разница между # и . перед названием метода при обращении в ri: например String#upcase и String.new</text:p>
        </text:list-item>
        <text:list-item>
          <text:p text:style-name="P185">Чем отличаются переменные от констант</text:p>
        </text:list-item>
        <text:list-item>
          <text:p text:style-name="P185">Как именуются переменные, каким регулярным выражением вы бы это описали. Ответ: [_a-z][A-Za-z_0-9]</text:p>
        </text:list-item>
        <text:list-item>
          <text:p text:style-name="P204"><text:span text:style-name="T14">Как именуются константы, опишите это регулярным выражением. </text:span><text:span text:style-name="T14">Ответ:</text:span><text:span text:style-name="T14"> [A-Z][A-Za-z_0-9]</text:span></text:p>
        </text:list-item>
        <text:list-item>
          <text:p text:style-name="P204"><text:span text:style-name="T14">Назовите константы, испол</text:span><text:span text:style-name="T14">ь</text:span><text:span text:style-name="T14">зу</text:span><text:span text:style-name="T14">я</text:span><text:span text:style-name="T14"> кот</text:span><text:span text:style-name="T14">о</text:span><text:span text:style-name="T14">рые можно вывести данные в пото</text:span><text:span text:style-name="T14">к</text:span><text:span text:style-name="T14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2052389041" text:style-name="L11">
        <text:list-item>
          <text:p text:style-name="P186">допустимые значения и свойства</text:p>
        </text:list-item>
        <text:list-item>
          <text:p text:style-name="P186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1425377455" text:style-name="L12">
        <text:list-item>
          <text:p text:style-name="P187">численные: Integer, Float, Fixnum (&lt;Integer), Bignum (&lt;Integer), Numeric</text:p>
        </text:list-item>
        <text:list-item>
          <text:p text:style-name="P187">строковые String</text:p>
        </text:list-item>
        <text:list-item>
          <text:p text:style-name="P187">логические (булевские = boolean): FalseClass, TrueClass</text:p>
        </text:list-item>
        <text:list-item>
          <text:p text:style-name="P192">File, IO, Symbol</text:p>
        </text:list-item>
        <text:list-item>
          <text:p text:style-name="P192">Array</text:p>
        </text:list-item>
        <text:list-item>
          <text:p text:style-name="P192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487991021" text:style-name="L13">
        <text:list-item>
          <text:p text:style-name="P188">Dictionary, PartOfSpeechDictionary</text:p>
        </text:list-item>
        <text:list-item>
          <text:p text:style-name="P188">Sentence</text:p>
        </text:list-item>
        <text:list-item>
          <text:p text:style-name="P188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760617220" text:style-name="L14">
        <text:list-item>
          <text:p text:style-name="P189">динамическая типизация (shell, awk, ruby, python,...) /dynamically typed language/</text:p>
        </text:list-item>
        <text:list-item>
          <text:p text:style-name="P189">статическая типизация (С, Java)</text:p>
        </text:list-item>
      </text:list>
      <text:p text:style-name="P20"/>
      <text:p text:style-name="P20">При статической типизации</text:p>
      <text:list xml:id="list2127105987" text:style-name="L15">
        <text:list-item>
          <text:p text:style-name="P190">тип переменной задается сразу</text:p>
          <text:p text:style-name="P287">пример в C: int a = 20</text:p>
        </text:list-item>
        <text:list-item>
          <text:p text:style-name="P190">тип переменной нельзя изменить в процессе работы</text:p>
        </text:list-item>
      </text:list>
      <text:p text:style-name="P124">пример: a = “now this is a string” </text:p>
      <text:list xml:id="list1914860579" text:continue-numbering="true" text:style-name="L15">
        <text:list-header>
          <text:p text:style-name="P252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765429356" text:style-name="L16">
        <text:list-item>
          <text:list>
            <text:list-item>
              <text:p text:style-name="P191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09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6">Здесь слайд 30: if-elsif-elsif-elsif-else-end</text:p>
      <text:p text:style-name="P76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3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18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3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24">expression-that-is-</text:span><text:span text:style-name="T20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7">i=0, j=0 </text:p>
      <text:p text:style-name="P117">i=1, j=1 </text:p>
      <text:p text:style-name="P117">i=2, j=3 </text:p>
      <text:p text:style-name="P41">&gt;&gt;&gt; Почему цикл не пошел на следующую итерацию?</text:p>
      <text:p text:style-name="P117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6"/>
          </table:table-cell>
          <table:table-cell table:style-name="Table37.A2" office:value-type="string">
            <text:p text:style-name="P126"/>
          </table:table-cell>
          <table:table-cell table:style-name="Table37.A2" office:value-type="string">
            <text:p text:style-name="P126"/>
          </table:table-cell>
          <table:table-cell table:style-name="Table37.D2" office:value-type="string">
            <text:p text:style-name="P126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18">String#chomp String#chomp!</text:p>
      <text:p text:style-name="P118">String#chop <text:s text:c="3"/>String#chop!</text:p>
      <text:p text:style-name="P118">String#strip <text:s text:c="4"/>String#strip!</text:p>
      <text:p text:style-name="P73"/>
      <text:p text:style-name="P77">Задание test_numbers.rb</text:p>
      <text:p text:style-name="P77"/>
      <text:p text:style-name="P73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6">us</text:span><text:span text:style-name="T26">e</text:span><text:span text:style-name="T26">r</text:span>/bin/ruby</text:p>
      <text:p text:style-name="P2"/>
      <text:p text:style-name="P2">while line = gets</text:p>
      <text:p text:style-name="P2"><text:s text:c="4"/><text:span text:style-name="T24">line = </text:span><text:span text:style-name="T24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6">elseif</text:span> line &lt; 0 <text:s/><text:span text:style-name="T25"># line is a string</text:span></text:p>
      <text:p text:style-name="P2"><text:s text:c="7"/>puts line + “ is a negative number”</text:p>
      <text:p text:style-name="P2"><text:s text:c="4"/><text:span text:style-name="T25">elseif</text:span> line == “0”</text:p>
      <text:p text:style-name="P2"><text:s text:c="7"/>puts line + “ is zero”</text:p>
      <text:p text:style-name="P2"><text:s text:c="4"/><text:span text:style-name="T25">elseif</text:span> # should be else</text:p>
      <text:p text:style-name="P2"><text:s text:c="7"/>puts “#{line} is a negative number”</text:p>
      <text:p text:style-name="P2"><text:s text:c="4"/># <text:span text:style-name="T25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3"/>
      <text:p text:style-name="P73"/>
      <text:p text:style-name="P23"/>
      <text:p text:style-name="P14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9">Решение задач</text:p>
          </table:table-cell>
          <table:table-cell table:style-name="Table2.A1" office:value-type="string">
            <text:p text:style-name="P130">Занятие 4</text:p>
            <text:p text:style-name="P130">(60 мин)</text:p>
          </table:table-cell>
        </table:table-row>
      </table:table>
      <text:p text:style-name="P23"/>
      <text:p text:style-name="P23">Вопросы:</text:p>
      <text:p text:style-name="P23"/>
      <text:list xml:id="list1906273034" text:style-name="L17">
        <text:list-item>
          <text:p text:style-name="P193">На что влияет тип данных?</text:p>
        </text:list-item>
        <text:list-item>
          <text:p text:style-name="P193">Как Руби знает, к какому типу относится тот или иной программный объект?</text:p>
        </text:list-item>
      </text:list>
      <text:list xml:id="list695612511" text:style-name="L18">
        <text:list-item>
          <text:p text:style-name="P288">В двойных/одинарных кавычках это … ? – String</text:p>
        </text:list-item>
        <text:list-item>
          <text:p text:style-name="P288">В квадратных скобках это … ? – Array</text:p>
        </text:list-item>
        <text:list-item>
          <text:p text:style-name="P288">В фигурный скобках это ... ? -- Hash</text:p>
        </text:list-item>
        <text:list-item>
          <text:p text:style-name="P288">Как задать диапазон? – .. или ...</text:p>
        </text:list-item>
      </text:list>
      <text:list xml:id="list855976775" text:continue-list="list1906273034" text:style-name="L17">
        <text:list-item>
          <text:p text:style-name="P193">Можно ли изменить тип переменной в программе?</text:p>
        </text:list-item>
        <text:list-item>
          <text:p text:style-name="P193">Назовите некоторые методы, которые преобразуют объект к другому типу? – (to_s, to_i, to_f, to_a)</text:p>
        </text:list-item>
        <text:list-item>
          <text:p text:style-name="P193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93">Что такое интерполяция и где ее использовать?</text:p>
        </text:list-item>
        <text:list-item>
          <text:p text:style-name="P193">Почему оператор условия if называется оператором ветвления?</text:p>
        </text:list-item>
        <text:list-item>
          <text:p text:style-name="P193">Сколько веток и какие могут быть в if?</text:p>
        </text:list-item>
        <text:list-item>
          <text:p text:style-name="P193">Имеет ли значение порядок ветвей в if?</text:p>
        </text:list-item>
        <text:list-item>
          <text:p text:style-name="P193">Назовите операторы сравнения: </text:p>
        </text:list-item>
      </text:list>
      <text:list xml:id="list1402886925" text:style-name="L19">
        <text:list-item>
          <text:p text:style-name="P289">ответ: &lt; &gt; == !=</text:p>
        </text:list-item>
      </text:list>
      <text:list xml:id="list888542542" text:continue-list="list855976775" text:style-name="L17">
        <text:list-item>
          <text:p text:style-name="P193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93">Почему то, что возвращает оператор =~ , можно использовать в условии?</text:p>
        </text:list-item>
        <text:list-item>
          <text:p text:style-name="P193">Что у руби является true и что false?</text:p>
        </text:list-item>
        <text:list-item>
          <text:p text:style-name="P193">Зачем нужны циклы?</text:p>
        </text:list-item>
        <text:list-item>
          <text:p text:style-name="P193">При каком условии выполняется тело цикла while? Сколько раз он выполняется?</text:p>
        </text:list-item>
        <text:list-item>
          <text:p text:style-name="P193">Когда заканчивается цикл while?</text:p>
        </text:list-item>
        <text:list-item>
          <text:p text:style-name="P193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0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6"/>
          </table:table-cell>
          <table:covered-table-cell/>
          <table:table-cell table:style-name="Table3.A1" table:number-columns-spanned="2" office:value-type="string">
            <text:p text:style-name="P127">Gold corpus</text:p>
          </table:table-cell>
          <table:covered-table-cell/>
          <table:table-cell table:style-name="Table3.E1" office:value-type="string">
            <text:p text:style-name="P127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7">True (<text:span text:style-name="T27">NP</text:span>)</text:p>
          </table:table-cell>
          <table:table-cell table:style-name="Table3.C2" office:value-type="string">
            <text:p text:style-name="P127">False (<text:span text:style-name="T27">non-NP</text:span>)</text:p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C2" table:number-rows-spanned="2" office:value-type="string">
            <text:p text:style-name="P126">Auto</text:p>
          </table:table-cell>
          <table:table-cell table:style-name="Table3.C2" office:value-type="string">
            <text:p text:style-name="P126">Positive (<text:span text:style-name="T25">NP</text:span>)</text:p>
          </table:table-cell>
          <table:table-cell table:style-name="Table3.C2" office:value-type="string">
            <text:p text:style-name="P126">tp: <text:span text:style-name="T25">NP</text:span> = <text:span text:style-name="T27">NP</text:span></text:p>
          </table:table-cell>
          <table:table-cell table:style-name="Table3.C2" office:value-type="string">
            <text:p text:style-name="P126">fp: <text:span text:style-name="T25">NP</text:span> != <text:span text:style-name="T27">non-NP</text:span></text:p>
          </table:table-cell>
          <table:table-cell table:style-name="Table3.E2" office:value-type="string">
            <text:p text:style-name="P126">--&gt; precision</text:p>
          </table:table-cell>
        </table:table-row>
        <table:table-row>
          <table:covered-table-cell/>
          <table:table-cell table:style-name="Table3.C2" office:value-type="string">
            <text:p text:style-name="P126">Negative (<text:span text:style-name="T25">non-NP</text:span>)</text:p>
          </table:table-cell>
          <table:table-cell table:style-name="Table3.C2" office:value-type="string">
            <text:p text:style-name="P126">fn: <text:span text:style-name="T25">non-NP </text:span><text:span text:style-name="T28">!= </text:span><text:span text:style-name="T27">NP</text:span></text:p>
          </table:table-cell>
          <table:table-cell table:style-name="Table3.C2" office:value-type="string">
            <text:p text:style-name="P126"><text:span text:style-name="T28">tn: </text:span><text:span text:style-name="T25">non-NP</text:span> = <text:span text:style-name="T27">non-NP</text:span></text:p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C2" office:value-type="string">
            <text:p text:style-name="P126"/>
          </table:table-cell>
          <table:table-cell table:style-name="Table3.C2" office:value-type="string">
            <text:p text:style-name="P126"/>
          </table:table-cell>
          <table:table-cell table:style-name="Table3.C2" office:value-type="string">
            <text:p text:style-name="P126">--&gt; recall</text:p>
          </table:table-cell>
          <table:table-cell table:style-name="Table3.C2" office:value-type="string">
            <text:p text:style-name="P126"/>
          </table:table-cell>
          <table:table-cell table:style-name="Table3.E2" office:value-type="string">
            <text:p text:style-name="P126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7">Сравнение</text:p>
          </table:table-cell>
          <table:table-cell table:style-name="Table4.A1" office:value-type="string">
            <text:p text:style-name="P127">Gold</text:p>
          </table:table-cell>
          <table:table-cell table:style-name="Table4.A1" office:value-type="string">
            <text:p text:style-name="P127">Auto</text:p>
          </table:table-cell>
          <table:table-cell table:style-name="Table4.D1" office:value-type="string">
            <text:p text:style-name="P127">Класс</text:p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3">
            <text:p text:style-name="P126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6"/>
          </table:table-cell>
        </table:table-row>
      </table:table>
      <text:p text:style-name="P23"/>
      <text:p text:style-name="P110">Accuracy: (tp + tn) / (tp + tn + fp + fn)</text:p>
      <text:p text:style-name="P110"/>
      <text:p text:style-name="P110"/>
      <text:p text:style-name="P110">Precision: tp / (tp + fp)</text:p>
      <text:p text:style-name="P110"/>
      <text:p text:style-name="P110">Recall: tp / (tp + fn)</text:p>
      <text:p text:style-name="P73"/>
      <text:p text:style-name="P97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4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9">Решение задач</text:p>
            <text:p text:style-name="P129">lesson.04/precision</text:p>
            <text:p text:style-name="P129">lesson.04.tasks/task.{02,03}</text:p>
          </table:table-cell>
          <table:table-cell table:style-name="Table5.A1" office:value-type="string">
            <text:p text:style-name="P130">Занятие 6</text:p>
            <text:p text:style-name="P130">(60 мин)</text:p>
          </table:table-cell>
        </table:table-row>
      </table:table>
      <text:p text:style-name="P23"/>
      <text:p text:style-name="P23">Раздаточный материал:</text:p>
      <text:list xml:id="list168299729" text:style-name="L20">
        <text:list-item>
          <text:p text:style-name="P194">lesson.06.tar.bz2</text:p>
        </text:list-item>
        <text:list-item>
          <text:p text:style-name="P194"/>
        </text:list-item>
        <text:list-item>
          <text:p text:style-name="P194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9">Разбор заданий</text:p>
            <text:p text:style-name="P129">Массивы</text:p>
            <text:p text:style-name="P129"/>
          </table:table-cell>
          <table:table-cell table:style-name="Table6.A1" office:value-type="string">
            <text:p text:style-name="P130">Занятие 7</text:p>
            <text:p text:style-name="P130"/>
          </table:table-cell>
        </table:table-row>
      </table:table>
      <text:p text:style-name="P23"/>
      <text:p text:style-name="P32">Раздаточный материал</text:p>
      <text:p text:style-name="P32"/>
      <text:list xml:id="list1436630370" text:style-name="L21">
        <text:list-item>
          <text:p text:style-name="P200">lesson.07.tar.bz2</text:p>
        </text:list-item>
        <text:list-item>
          <text:p text:style-name="P202">dictester.all.tar.bz2 (дапм всего DicTester --all)</text:p>
        </text:list-item>
        <text:list-item>
          <text:p text:style-name="P202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2134387425" text:style-name="L22">
        <text:list-item>
          <text:p text:style-name="P195">правильное VBD заканчиватся на ED: confuse -&gt; confused</text:p>
        </text:list-item>
        <text:list-item>
          <text:p text:style-name="P195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0">Verbs (VB) in dictionary: 11785 </text:p>
      <text:p text:style-name="P110">Regular/irregular VBD: 8948/280 (= 9228 в сумме)</text:p>
      <text:p text:style-name="P23"/>
      <text:p text:style-name="P23">Если есть отличия,</text:p>
      <text:list xml:id="list930006941" text:style-name="L23">
        <text:list-item>
          <text:p text:style-name="P196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35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1">p.55 и lesson.14 в старом курсе, можно взять без изменений</text:p>
      <text:p text:style-name="P151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0">letters = [“a”, “b”, “c”, “d”, “e”]</text:p>
      <text:p text:style-name="P120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6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6">ключ/индекс</text:p>
          </table:table-cell>
          <table:table-cell table:style-name="Table27.B2" office:value-type="string">
            <text:p text:style-name="P126">значение</text:p>
          </table:table-cell>
        </table:table-row>
        <table:table-row>
          <table:table-cell table:style-name="Table27.A3" office:value-type="float" office:value="0">
            <text:p text:style-name="P126">0</text:p>
          </table:table-cell>
          <table:table-cell table:style-name="Table27.B2" office:value-type="string">
            <text:p text:style-name="P126">“a”</text:p>
          </table:table-cell>
        </table:table-row>
        <table:table-row>
          <table:table-cell table:style-name="Table27.A3" office:value-type="float" office:value="1">
            <text:p text:style-name="P126">1</text:p>
          </table:table-cell>
          <table:table-cell table:style-name="Table27.B2" office:value-type="string">
            <text:p text:style-name="P126">“b”</text:p>
          </table:table-cell>
        </table:table-row>
        <table:table-row>
          <table:table-cell table:style-name="Table27.A3" office:value-type="float" office:value="2">
            <text:p text:style-name="P126">2</text:p>
          </table:table-cell>
          <table:table-cell table:style-name="Table27.B2" office:value-type="string">
            <text:p text:style-name="P126">“c”</text:p>
          </table:table-cell>
        </table:table-row>
        <table:table-row>
          <table:table-cell table:style-name="Table27.A3" office:value-type="float" office:value="3">
            <text:p text:style-name="P126">3</text:p>
          </table:table-cell>
          <table:table-cell table:style-name="Table27.B2" office:value-type="string">
            <text:p text:style-name="P126">“d”</text:p>
          </table:table-cell>
        </table:table-row>
        <text:soft-page-break/>
        <table:table-row>
          <table:table-cell table:style-name="Table27.A3" office:value-type="float" office:value="4">
            <text:p text:style-name="P126">4</text:p>
          </table:table-cell>
          <table:table-cell table:style-name="Table27.B2" office:value-type="string">
            <text:p text:style-name="P126">“e”</text:p>
          </table:table-cell>
        </table:table-row>
        <table:table-row>
          <table:table-cell table:style-name="Table27.A3" office:value-type="float" office:value="5">
            <text:p text:style-name="P126">5</text:p>
          </table:table-cell>
          <table:table-cell table:style-name="Table27.B2" office:value-type="string">
            <text:p text:style-name="P126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0">letters[0] #=&gt; “a”</text:p>
      <text:p text:style-name="P120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0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0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0">letters = %w{a b c d e}</text:p>
      <text:p text:style-name="P120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0">letters = Array.new <text:s text:c="2"/># синоним letters = []</text:p>
      <text:p text:style-name="P120"/>
      <text:p text:style-name="P60">Здесь .new это название метода, создающего новый экземпляр массива. Этот метод называется <text:span text:style-name="T21">конструктором</text:span>.</text:p>
      <text:p text:style-name="P60"/>
      <text:p text:style-name="P60">Добавление элемента в конец массива</text:p>
      <text:p text:style-name="P60"/>
      <text:p text:style-name="P120">letters &lt;&lt; “a”</text:p>
      <text:p text:style-name="P120">letters &lt;&lt; “a” &lt;&lt; “b” &lt;&lt; “c”</text:p>
      <text:p text:style-name="P60"/>
      <text:p text:style-name="P60">синонимы</text:p>
      <text:p text:style-name="P120"/>
      <text:p text:style-name="P120">letters.push “k”</text:p>
      <text:p text:style-name="P120">letters.push(“k”, “l”, “m”)</text:p>
      <text:p text:style-name="P120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98"/>
      <text:p text:style-name="P60"><text:span text:style-name="T34">Вопрос: </text:span><text:span text:style-name="T34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5"><text:tab/>letters[1..3] = [1,2] <text:s text:c="2"/>=&gt;<text:span text:style-name="T34"> ["a", 1, 2, "e", "f", "g", "h"]</text:span></text:p>
      <text:p text:style-name="P86"/>
      <text:p text:style-name="P86">Вопрос: Какой вид будет иметь массив после следующих действий?</text:p>
      <text:p text:style-name="P86"/>
      <text:p text:style-name="P86">numbers = (0...10).to_a <text:s text:c="28"/>=&gt; [0, 1, 2, 3, 4, 5, 6, 7, 8, 9]</text:p>
      <text:p text:style-name="P86">numbers[2..4] = [[2, 'dos'], [3, 'tres']]</text:p>
      <text:p text:style-name="P86">numbers <text:s text:c="51"/>=&gt; [0, 1, [2, "dos"], [3, "tres"], 5, 6, 7, 8, 9]</text:p>
      <text:p text:style-name="P7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9">Решение задач</text:p>
            <text:p text:style-name="P129"/>
          </table:table-cell>
          <table:table-cell table:style-name="Table7.A1" office:value-type="string">
            <text:p text:style-name="P130">Занятие 8</text:p>
            <text:p text:style-name="P130">(90 минут)</text:p>
          </table:table-cell>
        </table:table-row>
      </table:table>
      <text:p text:style-name="P160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334348607" text:style-name="L24">
        <text:list-item>
          <text:p text:style-name="P197">lesson.08.tar.bz2</text:p>
        </text:list-item>
        <text:list-item>
          <text:p text:style-name="P197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2010241959" text:style-name="L25">
        <text:list-item>
          <text:p text:style-name="P201">Что есть массив и в чем его отличие от просто переменной?</text:p>
        </text:list-item>
        <text:list-item>
          <text:p text:style-name="P201">Как объявить массив? Зачем объявлять массив?</text:p>
        </text:list-item>
        <text:list-item>
          <text:p text:style-name="P201">Как создать массив? Как создать массив строк?</text:p>
        </text:list-item>
        <text:list-item>
          <text:p text:style-name="P201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01">Как получить содержимое какой-то ячейки массива? И как положить значение в ячейку?</text:p>
        </text:list-item>
        <text:list-item>
          <text:p text:style-name="P201">Можно ли получать или назначать значения сразу нескольким элементам массива?</text:p>
        </text:list-item>
        <text:list-item>
          <text:p text:style-name="P201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01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01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9">Итераторы (в массивах)</text:p>
            <text:p text:style-name="P129">Цикл for</text:p>
            <text:p text:style-name="P129">Другие методы массивов</text:p>
          </table:table-cell>
          <table:table-cell table:style-name="Table8.A1" office:value-type="string">
            <text:p text:style-name="P130">Занятие 9</text:p>
            <text:p text:style-name="P130">(90 минут)</text:p>
          </table:table-cell>
        </table:table-row>
      </table:table>
      <text:p text:style-name="P73"/>
      <text:p text:style-name="P36">Раздаточный материал</text:p>
      <text:p text:style-name="P36"/>
      <text:list xml:id="list1641084320" text:style-name="L26">
        <text:list-item>
          <text:p text:style-name="P198">lesson.09.tar.bz2</text:p>
        </text:list-item>
        <text:list-item>
          <text:p text:style-name="P198">колода карт (для объяснения итераторов)</text:p>
        </text:list-item>
      </text:list>
      <text:p text:style-name="P73"/>
      <text:p text:style-name="P78">Вопросы</text:p>
      <text:p text:style-name="P78"/>
      <text:list xml:id="list880405545" text:style-name="L27">
        <text:list-item>
          <text:p text:style-name="P199">Сколько времени в неделю вы тратить на rufsl (ДЗ, повторение слайдов).</text:p>
        </text:list-item>
      </text:list>
      <text:p text:style-name="P74"/>
      <text:p text:style-name="P55">Итераторы</text:p>
      <text:p text:style-name="P40"/>
      <text:p text:style-name="P86">Объяснение работы итераторов на примере карт</text:p>
      <text:p text:style-name="P86"><text:tab/>два человека</text:p>
      <text:p text:style-name="P86"><text:tab/>один - итератор each</text:p>
      <text:p text:style-name="P86"><text:tab/>другой - блок</text:p>
      <text:p text:style-name="P86"><text:tab/>первый - выдает одну карту</text:p>
      <text:p text:style-name="P86"><text:tab/>другой - что-то с ней делает: красные налево, черные направо</text:p>
      <text:p text:style-name="P86"><text:tab/>первый - выдает другую карту</text:p>
      <text:p text:style-name="P86"><text:tab/>другой - ….</text:p>
      <text:p text:style-name="P86"/>
      <text:p text:style-name="P86">То есть, управление поочередно передается от одного метода к другому.</text:p>
      <text:p text:style-name="P86"/>
      <text:p text:style-name="P86">Разобрать итераторы</text:p>
      <text:p text:style-name="P86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0">52 words of length 1 </text:p>
      <text:p text:style-name="P120">183 words of length 2 </text:p>
      <text:p text:style-name="P120">838 words of length 3 </text:p>
      <text:p text:style-name="P120"/>
      <text:p text:style-name="P60">ответ: word_lengths/word_lengths_1.rb</text:p>
      <text:p text:style-name="P60"/>
      <text:p text:style-name="P60">!!! <text:span text:style-name="T24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35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279184968" text:style-name="L28">
        <text:list-item>
          <text:p text:style-name="P165">метод Kernel#load</text:p>
        </text:list-item>
        <text:list-item>
          <text:p text:style-name="P165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21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24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9">Разбор заданий</text:p>
            <text:p text:style-name="P129">Array#map</text:p>
            <text:p text:style-name="P129"/>
          </table:table-cell>
          <table:table-cell table:style-name="Table9.A1" office:value-type="string">
            <text:p text:style-name="P130">Занятие 10</text:p>
            <text:p text:style-name="P130">(90 минут)</text:p>
          </table:table-cell>
        </table:table-row>
      </table:table>
      <text:p text:style-name="P60"/>
      <text:p text:style-name="P131">Раздаточный материал</text:p>
      <text:p text:style-name="P131"/>
      <text:list xml:id="list1961034144" text:style-name="L29">
        <text:list-item>
          <text:p text:style-name="P293">lesson.10.tar.bz2</text:p>
        </text:list-item>
      </text:list>
      <text:p text:style-name="P129"/>
      <text:p text:style-name="P131">Вопросы</text:p>
      <text:p text:style-name="P131"/>
      <text:list xml:id="list1934139841" text:style-name="L30">
        <text:list-item>
          <text:p text:style-name="P297">Сколько времени ушло на ДЗ на этой неделе?</text:p>
        </text:list-item>
        <text:list-item>
          <text:p text:style-name="P297">Просмотрели ли презентацию до конца и есть ли вопросы? Что стоит рассмотреть сейчас?</text:p>
        </text:list-item>
        <text:list-item>
          <text:p text:style-name="P297">Что общего в методах, имена которых оканчиваются на знак вопроса?</text:p>
        </text:list-item>
        <text:list-item>
          <text:p text:style-name="P297">О чем говорит знак ! в имени метода?</text:p>
        </text:list-item>
        <text:list-item>
          <text:p text:style-name="P297">Все ли методы, оканчивающиеся на ! изменяют объект, к которому применяются?</text:p>
        </text:list-item>
        <text:list-item>
          <text:p text:style-name="P297">Назовите какие-нибудь методы объектов класса Array? И что они делают?</text:p>
        </text:list-item>
        <text:list-item>
          <text:p text:style-name="P297">Как преобразовать массив к строке (например, чтобы вывести его на печать)? -- to_s и join</text:p>
        </text:list-item>
      </text:list>
      <text:p text:style-name="P129"/>
      <text:p text:style-name="P129"/>
      <text:p text:style-name="P132">Разбор задания word_lengths_1.rb</text:p>
      <text:p text:style-name="P132"/>
      <text:p text:style-name="P134">см. lesson.10/word_lengths/</text:p>
      <text:p text:style-name="P134"/>
      <text:p text:style-name="P133">Результаты могут отличаться в зависимости от того, в какой кодировке приходит текст и как руби распознает эту кодировку.</text:p>
      <text:p text:style-name="P133"/>
      <text:p text:style-name="P133">кодировка файла data/words.txt UTF-8</text:p>
      <text:p text:style-name="P133"/>
      <text:list xml:id="list550762618" text:style-name="L31">
        <text:list-item>
          <text:p text:style-name="P298">lengths.with_cp1252 - <text:s/>длины вычислены неправильно</text:p>
        </text:list-item>
        <text:list-item>
          <text:p text:style-name="P29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3"/>
      <text:p text:style-name="P132">Разбор задания word_lengths_2.rb</text:p>
      <text:p text:style-name="P132"/>
      <text:p text:style-name="P140">Нарисовать красивую картинку, показывающую структуру данных</text:p>
      <text:p text:style-name="P140"/>
      <text:p text:style-name="P129">Обращение к элементу вложенного массива</text:p>
      <text:p text:style-name="P129"><text:tab/>lengths[i][j]</text:p>
      <text:p text:style-name="P129"/>
      <text:p text:style-name="P132">Разбор задания extract_nth_sentence.rb</text:p>
      <text:p text:style-name="P132"/>
      <text:p text:style-name="P134">Вопросы:</text:p>
      <text:list xml:id="list663508755" text:style-name="L32">
        <text:list-item>
          <text:p text:style-name="P300">Как определить каждое 10е предложение в тексте?</text:p>
        </text:list-item>
        <text:list-item>
          <text:p text:style-name="P300">Нужно ли накапливать предложения?</text:p>
        </text:list-item>
      </text:list>
      <text:p text:style-name="P134"/>
      <text:p text:style-name="P134">Что если использовать остаток от деления? Будет ли тот же результат?</text:p>
      <text:p text:style-name="P134"/>
      <text:p text:style-name="P134"><text:soft-page-break/><text:tab/>c_in % 10 == 0</text:p>
      <text:p text:style-name="P129"/>
      <text:p text:style-name="P129">&gt;&gt;&gt; могут быть отличия из-за 0 % 10 =&gt; 0</text:p>
      <text:p text:style-name="P129"/>
      <text:p text:style-name="P129">показать скрипт extract_nth_sentence_with_options.rb</text:p>
      <text:list xml:id="list1142282799" text:style-name="L33">
        <text:list-item>
          <text:p text:style-name="P294">глобальная переменная @nth</text:p>
        </text:list-item>
        <text:list-item>
          <text:p text:style-name="P294">внешняя библиотека optparse</text:p>
        </text:list-item>
        <text:list-item>
          <text:p text:style-name="P294">опция --help</text:p>
        </text:list-item>
        <text:list-item>
          <text:p text:style-name="P294">опция --each-nth=NUMBER</text:p>
        </text:list-item>
      </text:list>
      <text:p text:style-name="P129"/>
      <text:p text:style-name="P132">Разобрать непонятные слайды</text:p>
      <text:p text:style-name="P132"/>
      <text:p text:style-name="P129">Те слайды, которые были даны на самостоятельное изучение.</text:p>
      <text:p text:style-name="P129"/>
      <text:p text:style-name="P132">Отображение множества</text:p>
      <text:p text:style-name="P132"/>
      <text:p text:style-name="P135">Картинка 1: два множества, слева символы в нижнем регистре, справа - в верхнем</text:p>
      <text:p text:style-name="P136"/>
      <text:p text:style-name="P136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5">Картинка 2: два множества, слева слова, справа - длины слов (есть повторы)</text:p>
      <text:p text:style-name="P135"/>
      <text:p text:style-name="P136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99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4"/>
      <text:list xml:id="list1802431901" text:style-name="L34">
        <text:list-item>
          <text:p text:style-name="P290">map <text:s text:c="5"/><text:span text:style-name="T36">map!</text:span></text:p>
        </text:list-item>
        <text:list-item>
          <text:p text:style-name="P290">collect <text:s text:c="2"/><text:span text:style-name="T36">collect!</text:span></text:p>
        </text:list-item>
      </text:list>
      <text:p text:style-name="P155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21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1"><text:soft-page-break/>[“1”, “uno”, “234”, “dos”].map do |el|</text:p>
      <text:p text:style-name="P141"><text:s text:c="4"/>if el =~ /^\d+$/</text:p>
      <text:p text:style-name="P141"><text:s text:c="6"/>el.to_i</text:p>
      <text:p text:style-name="P141"><text:s text:c="4"/>else</text:p>
      <text:p text:style-name="P141"><text:s text:c="6"/>el.upcase</text:p>
      <text:p text:style-name="P141"><text:s text:c="4"/>end</text:p>
      <text:p text:style-name="P141"><text:s text:c="3"/>“HELLO” <text:s/># что произойдет, если добавить эту строку?</text:p>
      <text:p text:style-name="P141">end</text:p>
      <text:p text:style-name="P140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0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24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2"/>
      <text:p text:style-name="P153"/>
      <text:p text:style-name="P156">Задания на Array#map</text:p>
      <text:p text:style-name="P156"/>
      <text:p text:style-name="P158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7"/>
      <text:p text:style-name="P158"><text:tab/>не используя String#gsub на всем предложении</text:p>
      <text:p text:style-name="P153"><text:tab/>можно использовать String#match, Array#index, Array#split, String#gsub</text:p>
      <text:p text:style-name="P153"/>
      <text:p text:style-name="P153"><text:tab/>Что есть в тексте есть фразы as_ well_RB ?</text:p>
      <text:p text:style-name="P153"/>
      <text:p text:style-name="P153">ответ: lesson.10/untag.rb</text:p>
      <text:p text:style-name="P153"/>
      <text:p text:style-name="P153"><text:span text:style-name="T35">Домашнее</text:span><text:span text:style-name="T24"> </text:span>Задание: Даны теггированные релейшны SAO. Необходимо их вывести без тегов.</text:p>
      <text:p text:style-name="P129"/>
      <text:p text:style-name="P129"><text:tab/>? совпадает ли количество полей в SAO до и после?</text:p>
      <text:p text:style-name="P129"><text:tab/>!!! хитрость в том. что split удаляет разделители в конце.</text:p>
      <text:p text:style-name="P129"/>
      <text:p text:style-name="P12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9">Разбор заданий</text:p>
            <text:p text:style-name="P129">Array#all? , Array#any?</text:p>
            <text:p text:style-name="P129">Array#find, Array#select</text:p>
            <text:p text:style-name="P129">Array#sort, Array#sort_by</text:p>
          </table:table-cell>
          <table:table-cell table:style-name="Table10.A1" office:value-type="string">
            <text:p text:style-name="P130">Занятие 11</text:p>
            <text:p text:style-name="P130">(90 минут)</text:p>
          </table:table-cell>
        </table:table-row>
      </table:table>
      <text:p text:style-name="P60"/>
      <text:p text:style-name="P131">Раздаточный материал</text:p>
      <text:p text:style-name="P131"/>
      <text:list xml:id="list822329139" text:continue-list="list1961034144" text:style-name="L29">
        <text:list-item>
          <text:p text:style-name="P293">lesson.11.tar.bz2</text:p>
        </text:list-item>
      </text:list>
      <text:p text:style-name="P129"/>
      <text:p text:style-name="P131">Вопросы</text:p>
      <text:p text:style-name="P131"/>
      <text:list xml:id="list1436095570" text:style-name="L35">
        <text:list-item>
          <text:p text:style-name="P299">Сколько времени ушло на ДЗ на этой неделе?</text:p>
        </text:list-item>
        <text:list-item>
          <text:p text:style-name="P299">Для чего предназначен Array#map?</text:p>
        </text:list-item>
        <text:list-item>
          <text:p text:style-name="P299">Есть ли парный опасный метод Array#map! ?</text:p>
        </text:list-item>
        <text:list-item>
          <text:p text:style-name="P299">Чем отличается Array#values_at от Array#slice (Array#[]) ?</text:p>
        </text:list-item>
      </text:list>
      <text:p text:style-name="P133"/>
      <text:p text:style-name="P137">Краткий разбор задания extract_random_subcorpus.2.rb</text:p>
      <text:p text:style-name="P137"/>
      <text:p text:style-name="P133">lesson.10/subcorpus/extract_random_subcorpus.2.rb</text:p>
      <text:p text:style-name="P133"/>
      <text:p text:style-name="P133">нарисовать структуры данных и показать, как одно работает через другое.</text:p>
      <text:p text:style-name="P133"/>
      <text:p text:style-name="P138">Квантор всеобщности и квантор существования?</text:p>
      <text:p text:style-name="P140"/>
      <text:p text:style-name="P141">Array#include? = Array#member?</text:p>
      <text:p text:style-name="P141"/>
      <text:p text:style-name="P141">pets = %w{ bat dog cat cow wombat }</text:p>
      <text:p text:style-name="P141">pets.include?('dog') #=&gt; true</text:p>
      <text:p text:style-name="P141"/>
      <text:p text:style-name="P141">Array#all? – позволяет проверить, что все элементы удовлетворяют некоторому условию.</text:p>
      <text:p text:style-name="P141"/>
      <text:p text:style-name="P141">Например, все ли слова содержат букву “a”</text:p>
      <text:p text:style-name="P141"/>
      <text:p text:style-name="P141">pets.all? {|pet|</text:p>
      <text:p text:style-name="P141"><text:tab/>pet =~ /a/</text:p>
      <text:p text:style-name="P141">}</text:p>
      <text:p text:style-name="P141"/>
      <text:p text:style-name="P141">#=&gt; false</text:p>
      <text:p text:style-name="P141"/>
      <text:p text:style-name="P141">Вопрос: Каким будет результат следующей операции?</text:p>
      <text:p text:style-name="P141"/>
      <text:p text:style-name="P141">pets.all? {|pet|</text:p>
      <text:p text:style-name="P141"><text:tab/>pet =~ /[ieaou]/</text:p>
      <text:p text:style-name="P141">}</text:p>
      <text:p text:style-name="P141"/>
      <text:p text:style-name="P141">#=&gt; true.</text:p>
      <text:p text:style-name="P141"/>
      <text:p text:style-name="P141"><text:s/></text:p>
      <text:p text:style-name="P141">Array#any? – проверяет, есть ли <text:span text:style-name="T1">хотя бы один</text:span> элемент, удовлетворяющий данному условию.</text:p>
      <text:p text:style-name="P141"/>
      <text:p text:style-name="P141"><text:soft-page-break/>tags = [“NN”, “VBG”, “JJing”]</text:p>
      <text:p text:style-name="P141"/>
      <text:p text:style-name="P141">Надо выполнить что-либо, если у слова есть глагольные теги.</text:p>
      <text:p text:style-name="P141"/>
      <text:p text:style-name="P141">плохо</text:p>
      <text:p text:style-name="P141"/>
      <text:p text:style-name="P141">if tags.include?(“VB”) || tags.include?(“VBZ”)</text:p>
      <text:p text:style-name="P141"><text:s text:c="3"/>|| tags.include?(“VBD”) || tags.include?(“VBN”)</text:p>
      <text:p text:style-name="P141"><text:s text:c="3"/>|| tags.include?(“VBG”)</text:p>
      <text:p text:style-name="P141">then</text:p>
      <text:p text:style-name="P141"><text:s text:c="3"/># do smthing</text:p>
      <text:p text:style-name="P141">end</text:p>
      <text:p text:style-name="P141"/>
      <text:p text:style-name="P141">лучше, но все еще не очень хорошо: громоздко</text:p>
      <text:p text:style-name="P141"/>
      <text:p text:style-name="P141">tags.each do |tag|</text:p>
      <text:p text:style-name="P141"><text:tab/>if tag =~ /^V/</text:p>
      <text:p text:style-name="P141"><text:tab/><text:tab/># do smthing</text:p>
      <text:p text:style-name="P141"><text:tab/><text:tab/># ...</text:p>
      <text:p text:style-name="P141"><text:tab/><text:tab/>break <text:s/># Вопрос: зачем здесь break?</text:p>
      <text:p text:style-name="P141"><text:tab/>end</text:p>
      <text:p text:style-name="P141">end</text:p>
      <text:p text:style-name="P141"/>
      <text:p text:style-name="P141">правильно</text:p>
      <text:p text:style-name="P141"/>
      <text:p text:style-name="P141">if tags.any? { |tag| tag =~ /^V/ }</text:p>
      <text:p text:style-name="P141"><text:s text:c="4"/># do something</text:p>
      <text:p text:style-name="P141">end </text:p>
      <text:p text:style-name="P141"/>
      <text:p text:style-name="P141">Другие способы проверить наличие элемента в массиве</text:p>
      <text:p text:style-name="P141"/>
      <text:p text:style-name="P141">pets = %w{ bat dog cat cow wombat }</text:p>
      <text:p text:style-name="P141"/>
      <text:p text:style-name="P141">Объясните, почему это работает?</text:p>
      <text:p text:style-name="P141"/>
      <text:p text:style-name="P141">if pets.index('bat')</text:p>
      <text:p text:style-name="P141"><text:s text:c="4"/># мы здесь</text:p>
      <text:p text:style-name="P141">end</text:p>
      <text:p text:style-name="P141"/>
      <text:p text:style-name="P141">if pets.index('aircraft')</text:p>
      <text:p text:style-name="P141"><text:s text:c="4"/># сюда мы не попадем</text:p>
      <text:p text:style-name="P141">end</text:p>
      <text:p text:style-name="P141"/>
      <text:p text:style-name="P141">Array#index(val) – возвращает положение самой левой (первой) встречи val</text:p>
      <text:p text:style-name="P141">Array#rindex(val) – самой правой (последней)</text:p>
      <text:p text:style-name="P141">возвращаемый номер позиции всегда от начала слова (то есть, слева)</text:p>
      <text:p text:style-name="P141">Аналогичным образом работают эти же методы для класса String</text:p>
      <text:p text:style-name="P141">String#index</text:p>
      <text:p text:style-name="P141">String#rindex</text:p>
      <text:p text:style-name="P141"/>
      <text:p text:style-name="P141">Закончите код</text:p>
      <text:p text:style-name="P141"/>
      <text:p text:style-name="P141"><text:soft-page-break/>if “abrakadabra”.index(“k”) …</text:p>
      <text:p text:style-name="P141"><text:tab/>puts “В этом слове одна буква k”</text:p>
      <text:p text:style-name="P141">end</text:p>
      <text:p text:style-name="P141"/>
      <text:p text:style-name="P141">ответ</text:p>
      <text:p text:style-name="P141">if “abrakadabra”.index(“k”) == “abrakadabra”.rindex(“k”) <text:s/># 4 == 4</text:p>
      <text:p text:style-name="P141"><text:tab/>puts “В этом слове одна буква k”</text:p>
      <text:p text:style-name="P141">end</text:p>
      <text:p text:style-name="P141"/>
      <text:p text:style-name="P141">if “abrakadabra”.index(“b”) ...</text:p>
      <text:p text:style-name="P141"><text:tab/>puts “В этом слове больше одной буквы b”</text:p>
      <text:p text:style-name="P141">end</text:p>
      <text:p text:style-name="P141"/>
      <text:p text:style-name="P141">ответ</text:p>
      <text:p text:style-name="P141"/>
      <text:p text:style-name="P141">if “abrakadabra”.index(“b”) != “abrakadabra”.rindex(“b”) # 1 != 8</text:p>
      <text:p text:style-name="P141"><text:tab/>puts “В этом слове больше одной буквы b”</text:p>
      <text:p text:style-name="P141">end</text:p>
      <text:p text:style-name="P141"/>
      <text:p text:style-name="P141"/>
      <text:p text:style-name="P139">Задания</text:p>
      <text:p text:style-name="P139"/>
      <text:p text:style-name="P158">Из файла lesson.11/searching/text.txt выведите предложения, содержащие хотя бы одно слово в середине, написанное в Titlecase.</text:p>
      <text:p text:style-name="P141"/>
      <text:p text:style-name="P141">не используя String#=~ на все предложение. представьте предложение в виде массива слов.</text:p>
      <text:p text:style-name="P141"/>
      <text:p text:style-name="P141">ответ: finding/select_sent_with_titlecase_inside.rb</text:p>
      <text:p text:style-name="P141">ответ:finding/select_sent_with_titlecase_inside.2.rb <text:s/>с использованием Array#shift</text:p>
      <text:p text:style-name="P141"/>
      <text:p text:style-name="P144">Selecting element(s)</text:p>
      <text:p text:style-name="P144"/>
      <text:p text:style-name="P142">Как найти и выбрать из массива элемент(ы), удовлетворяющие некоторому условию?</text:p>
      <text:p text:style-name="P142"/>
      <text:p text:style-name="P159"><text:span text:style-name="T35">Даны среднемесячные температуры в г. Надыме. Как</text:span> <text:span text:style-name="T35">найти первую положительную температуру,</text:span></text:p>
      <text:p text:style-name="P142"/>
      <text:p text:style-name="P142"><text:s/>temperatures = [-19.6, -18.2, -11.8, -7.6, 1.2, 10.6, 16.0, 12.1, 4.9, -19, -20, -25]</text:p>
      <text:p text:style-name="P147"/>
      <text:p text:style-name="P143"><text:span text:style-name="T35"><text:s/>temperatures</text:span><text:span text:style-name="T35">.find {|el| el &gt; 0} <text:s/>#=&gt; 1.2</text:span></text:p>
      <text:p text:style-name="P142"/>
      <text:p text:style-name="P142">см. selecting/first_warm_month_temp.rb</text:p>
      <text:p text:style-name="P147"/>
      <text:p text:style-name="P141"><text:s/>см также Array#find <text:s/>= <text:s/>Array#detect</text:p>
      <text:p text:style-name="P141"><text:s/></text:p>
      <text:p text:style-name="P141">чем Array#find отличается от Array#select?</text:p>
      <text:p text:style-name="P141">Что вернет следующий код?</text:p>
      <text:p text:style-name="P141"/>
      <text:p text:style-name="P143"><text:span text:style-name="T35"><text:s/></text:span><text:span text:style-name="T35">temp</text:span><text:span text:style-name="T35">eratures</text:span><text:span text:style-name="T35">.select {|temp| temp &gt; 0} </text:span></text:p>
      <text:p text:style-name="P142"><text:s/>#=&gt; [1.2, 10.6, 16.0, 12.1, 4.9]</text:p>
      <text:p text:style-name="P143"><text:span text:style-name="T35">то есть, </text:span><text:span text:style-name="T5">массив</text:span><text:span text:style-name="T35"> всех подходящих значений</text:span></text:p>
      <text:p text:style-name="P142"><text:soft-page-break/></text:p>
      <text:p text:style-name="P142">см. также Array#grep</text:p>
      <text:p text:style-name="P145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3">Сортировка по вычисленному значению</text:p>
      <text:p text:style-name="P102"/>
      <text:p text:style-name="P102"><text:tab/>sort_by, sort_by!</text:p>
      <text:p text:style-name="P102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2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9">Пользовательские методы</text:p>
          </table:table-cell>
          <table:table-cell table:style-name="Таблица3.A1" office:value-type="string">
            <text:p text:style-name="P130">Занятие 12</text:p>
            <text:p text:style-name="P130">(90 минут)</text:p>
          </table:table-cell>
        </table:table-row>
      </table:table>
      <text:p text:style-name="P8"/>
      <text:p text:style-name="P131">Раздаточный материал</text:p>
      <text:p text:style-name="P131"/>
      <text:list xml:id="list1577862367" text:continue-list="list822329139" text:style-name="L29">
        <text:list-item>
          <text:p text:style-name="P293">lesson.12.tar.bz2</text:p>
        </text:list-item>
      </text:list>
      <text:p text:style-name="P129"/>
      <text:p text:style-name="P132">Вопросы</text:p>
      <text:list xml:id="list531129253" text:style-name="L36">
        <text:list-header>
          <text:p text:style-name="P301"/>
        </text:list-header>
        <text:list-item>
          <text:p text:style-name="P303"><text:span text:style-name="T6">Зачем методу Array#sort нужен блок? К</text:span><text:span text:style-name="T6">ак </text:span><text:span text:style-name="T6">р</text:span><text:span text:style-name="T6">аботает </text:span><text:span text:style-name="T6">(</text:span><text:span text:style-name="T6">какой результат) </text:span><text:span text:style-name="T6">s</text:span><text:span text:style-name="T6">or</text:span><text:span text:style-name="T6">t </text:span><text:span text:style-name="T6">б</text:span><text:span text:style-name="T6">е</text:span><text:span text:style-name="T6">з блока?</text:span></text:p>
        </text:list-item>
        <text:list-item>
          <text:p text:style-name="P295">Метод sort оперирует двумя аргументами (они в |a,b|). Что это за аргументы?</text:p>
        </text:list-item>
        <text:list-item>
          <text:p text:style-name="P29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5">Как Array#sort отсортирует массив массивов?</text:p>
        </text:list-item>
        <text:list-item>
          <text:p text:style-name="P295">Чем отличается Array#sort_by от Array#sort ?</text:p>
        </text:list-item>
        <text:list-item>
          <text:p text:style-name="P295">Чем отличаются методы Array#all? и Array#any?</text:p>
        </text:list-item>
        <text:list-item>
          <text:p text:style-name="P304"><text:span text:style-name="T11">Какими способами можно установить, что некоторый элемент присутс</text:span><text:span text:style-name="T11">т</text:span><text:span text:style-name="T11">вует в массиве? – <text:s/>(include?/member? → boolean, Array#index/</text:span><text:span text:style-name="T11">#rindex</text:span><text:span text:style-name="T11"> → position, find → сам элемент)</text:span></text:p>
        </text:list-item>
        <text:list-item>
          <text:p text:style-name="P304"><text:span text:style-name="T11">Какие из этих методом принимают блок и зачем? </text:span><text:span text:style-name="T11">- index/rindex/find. чтобы задавать более сложное условие, а не буквальное равенство.</text:span></text:p>
        </text:list-item>
        <text:list-item>
          <text:p text:style-name="P304"><text:span text:style-name="T11">Правда ли, что метод index есть только у массивов? - нет, он есть и у String (см. </text:span><text:span text:style-name="T11">ri index</text:span><text:span text:style-name="T11">)</text:span></text:p>
        </text:list-item>
        <text:list-item>
          <text:p text:style-name="P295">Почему Array#index/rindex/find можно использовать в условиях? - они возвращают nil, если ничего не найдено</text:p>
        </text:list-item>
        <text:list-item>
          <text:p text:style-name="P304"><text:span text:style-name="T11">Чем отличается Array#find от Array#select</text:span><text:span text:style-name="T11">?</text:span></text:p>
        </text:list-item>
        <text:list-item>
          <text:p text:style-name="P29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29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284673410" text:style-name="L37">
        <text:list-item>
          <text:p text:style-name="P166">возможность абстрагироваться от деталей реализации</text:p>
        </text:list-item>
        <text:list-item>
          <text:p text:style-name="P166">более читабельный и более легко управляемый код</text:p>
        </text:list-item>
        <text:list-item>
          <text:p text:style-name="P166">возможность повторного использования (code reuse)</text:p>
          <text:p text:style-name="P166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7">def method_name(arg1, arg2....)</text:p>
      <text:p text:style-name="P117"><text:s text:c="3"/># команды</text:p>
      <text:p text:style-name="P117"><text:s text:c="3"/>return ...</text:p>
      <text:p text:style-name="P117">end</text:p>
      <text:p text:style-name="P117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29">см. пример использования методов:</text:p>
      <text:p text:style-name="P129"><text:tab/>methods/extract_random_subcorpus.3.rb</text:p>
      <text:p text:style-name="P129">исследуйте, что делает скрипт:</text:p>
      <text:p text:style-name="P129"><text:tab/>methods/extract_random_subcorpus.4.rb</text:p>
      <text:p text:style-name="P95">&gt;&gt;&gt; выбирает 10% предложений длиной меньше 10 слов и 15 % предложений больше 10 слов. Этот скрипт показывает code reuse</text:p>
      <text:p text:style-name="P95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1556758722" text:style-name="L38">
        <text:list-item>
          <text:p text:style-name="P205"><text:span text:style-name="T8">по </text:span><text:span text:style-name="T8">значению (по </text:span><text:span text:style-name="T8">копии</text:span><text:span text:style-name="T8">)</text:span></text:p>
        </text:list-item>
        <text:list-item>
          <text:p text:style-name="P205"><text:span text:style-name="T8">по </text:span><text:span text:style-name="T8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9"/>
            <text:p text:style-name="P129">Пользовательские методы</text:p>
          </table:table-cell>
          <table:table-cell table:style-name="Table11.A1" office:value-type="string">
            <text:p text:style-name="P130">Занятие 13</text:p>
            <text:p text:style-name="P130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692980734" text:style-name="L39">
        <text:list-item>
          <text:p text:style-name="P167">lesson.13.tar.bz2</text:p>
        </text:list-item>
      </text:list>
      <text:p text:style-name="P4"/>
      <text:p text:style-name="P11">Вопросы</text:p>
      <text:p text:style-name="P4"/>
      <text:list xml:id="list611747849" text:style-name="L40">
        <text:list-item>
          <text:p text:style-name="P169">зачем нужны методы?</text:p>
        </text:list-item>
        <text:list-item>
          <text:p text:style-name="P169">что возвращает метод и как он это делает?</text:p>
        </text:list-item>
        <text:list-item>
          <text:p text:style-name="P169">сколько значений может вернуть метод в руби?</text:p>
        </text:list-item>
      </text:list>
      <text:list xml:id="list1653509463" text:style-name="L41">
        <text:list-item>
          <text:p text:style-name="P170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164887494" text:continue-list="list611747849" text:style-name="L40">
        <text:list-item>
          <text:p text:style-name="P169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69">как взаимодействуют ОДНОИМЕННЫЕ переменные внутри метода с переменными вне этого метода?</text:p>
        </text:list-item>
        <text:list-item>
          <text:p text:style-name="P169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554581000" text:style-name="L42">
        <text:list-item>
          <text:p text:style-name="P171">как задать глобальную переменную (для данного скрипта)? -- $name @name или константа</text:p>
        </text:list-item>
      </text:list>
      <text:list xml:id="list1850759078" text:continue-list="list1164887494" text:style-name="L40">
        <text:list-item>
          <text:p text:style-name="P169">можно ли определить метод, который не принимает никаких аргументов?</text:p>
        </text:list-item>
        <text:list-item>
          <text:p text:style-name="P169">как передаются аргументы в метод?</text:p>
        </text:list-item>
      </text:list>
      <text:list xml:id="list1993820176" text:style-name="L43">
        <text:list-item>
          <text:p text:style-name="P172">позиционно</text:p>
        </text:list-item>
        <text:list-item>
          <text:p text:style-name="P172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19">вход:</text:p>
      <text:p text:style-name="P119">I CD/10_NP/10_PP1A/150 love NN/70_VB/60 apples NNS/20</text:p>
      <text:p text:style-name="P119"/>
      <text:p text:style-name="P119">выделить из строки отдельные поля:</text:p>
      <text:p text:style-name="P119">[“I”, “CD/10_NP/10_PP1A/150”, “love”, “NN/70_VB/60”, “apples”, “NNS/20”]</text:p>
      <text:p text:style-name="P119"/>
      <text:p text:style-name="P119">преобразовать множество тегов в одному. не-теги оставить как есть.</text:p>
      <text:p text:style-name="P119">[“I”, “PP1A”, “love”, “NN”, “apples”, “NNS”]</text:p>
      <text:p text:style-name="P119"/>
      <text:p text:style-name="P119">объединить в одну строку:</text:p>
      <text:p text:style-name="P119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950711708" text:style-name="L44">
        <text:list-item>
          <text:p text:style-name="P173"><text:soft-page-break/>использует Array#max_by (см. также Array#max_by)</text:p>
        </text:list-item>
        <text:list-item>
          <text:p text:style-name="P173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1271893092" text:style-name="L45">
        <text:list-item>
          <text:p text:style-name="P174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1930137388" text:style-name="L46">
        <text:list-item>
          <text:p text:style-name="P175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1672835936" text:style-name="L47">
        <text:list-item>
          <text:p text:style-name="P176">все сжато в одну операцию. так писать нельзя</text:p>
        </text:list-item>
        <text:list-item>
          <text:p text:style-name="P176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987377350" text:style-name="L48">
        <text:list-item>
          <text:p text:style-name="P177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434961123" text:style-name="L49">
        <text:list-item>
          <text:p text:style-name="P178">использует метод title?</text:p>
        </text:list-item>
        <text:list-item>
          <text:p text:style-name="P178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884934085" text:style-name="L50">
        <text:list-item>
          <text:p text:style-name="P180">метод изменяет сам объект</text:p>
        </text:list-item>
        <text:list-item>
          <text:p text:style-name="P180">метод выполняет какое-то действие, результат которого не важен</text:p>
          <text:p text:style-name="P180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7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9">Циклы</text:p>
            <text:p text:style-name="P129">Модули</text:p>
          </table:table-cell>
          <table:table-cell table:style-name="Таблица4.A1" office:value-type="string">
            <text:p text:style-name="P130">Занятие 14</text:p>
            <text:p text:style-name="P130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6">Current number <text:span text:style-name="T37">is </text:span>3</text:p>
            <text:p text:style-name="P126">Current number is 4 </text:p>
            <text:p text:style-name="P126">Current number is 5 </text:p>
            <text:p text:style-name="P126">Current number is 6 </text:p>
            <text:p text:style-name="P126">Current number is 7 </text:p>
          </table:table-cell>
        </table:table-row>
        <table:table-row>
          <table:table-cell table:style-name="Table38.A2" office:value-type="string">
            <text:p text:style-name="P126"/>
          </table:table-cell>
          <table:table-cell table:style-name="Table38.B2" office:value-type="string">
            <text:p text:style-name="P126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4"/>
      <text:p text:style-name="P104">Что делает метод step? </text:p>
      <text:p text:style-name="P104"><text:soft-page-break/></text:p>
      <text:p text:style-name="P104">1.step(20, 3) do |n|</text:p>
      <text:p text:style-name="P104"><text:s text:c="2"/>print n.to_s + ' '</text:p>
      <text:p text:style-name="P104">end</text:p>
      <text:p text:style-name="P104">#=&gt; 1 4 7 10 13 16 19</text:p>
      <text:p text:style-name="P104">см. loops/test_step_1.rb</text:p>
      <text:p text:style-name="P104"/>
      <text:p text:style-name="P104">!!! Задание: измените loops/test_step_1.rb так, чтобы было выведена вот такая последовательность (то есть, в обратном порядке)</text:p>
      <text:p text:style-name="P104"/>
      <text:p text:style-name="P104"><text:tab/>20 17 14 11 8 5 2</text:p>
      <text:p text:style-name="P104"/>
      <text:p text:style-name="P104">ответ в loops/test_step_2.rb:</text:p>
      <text:p text:style-name="P104">20.step(1, -3) do |n|</text:p>
      <text:p text:style-name="P104"><text:s text:c="2"/>print n.to_s + ' '</text:p>
      <text:p text:style-name="P104">end</text:p>
      <text:p text:style-name="P104"/>
      <text:p text:style-name="P104">Метод step определен для классов Range#step, <text:span text:style-name="T21">Numeric#step</text:span>, Date#step</text:p>
      <text:p text:style-name="P105"/>
      <text:p text:style-name="P104">!!! Вопрос: Почему метод upto определен для Integer а step для родительского класса Numeric?</text:p>
      <text:p text:style-name="P104"/>
      <text:p text:style-name="P104"><text:tab/>3.14.upto(9.8) { |n| block }</text:p>
      <text:p text:style-name="P104">&gt;&gt;&gt; бред, неясно какое должно быть следующее число за 3.14: 3.141 или 3.15 ?</text:p>
      <text:p text:style-name="P101"/>
      <text:p text:style-name="P53">Задания</text:p>
      <text:p text:style-name="P62"/>
      <text:p text:style-name="P106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6"/>
      <text:p text:style-name="P106">начальный скрипт: insert_sort/insert_sort_to_new_stub.rb</text:p>
      <text:p text:style-name="P106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7">Модули</text:p>
      <text:p text:style-name="P87"/>
      <text:p text:style-name="P90">модуль - <text:span text:style-name="T39">набор</text:span> методов, <text:span text:style-name="T38">сгруппированных по </text:span><text:span text:style-name="T39">назначению</text:span><text:span text:style-name="T38"> и </text:span>вынесенн<text:span text:style-name="T39">ых</text:span> в отдельный файл</text:p>
      <text:p text:style-name="P90"/>
      <text:p text:style-name="P91">reusability!</text:p>
      <text:p text:style-name="P279">абстрагирование</text:p>
      <text:p text:style-name="P279"><text:soft-page-break/></text:p>
      <text:p text:style-name="P279">Модуль Math</text:p>
      <text:p text:style-name="P279"/>
      <text:p text:style-name="P279">sin</text:p>
      <text:p text:style-name="P279">cos</text:p>
      <text:p text:style-name="P279">tan</text:p>
      <text:p text:style-name="P279"/>
      <text:p text:style-name="P279">Модуль Church</text:p>
      <text:p text:style-name="P279">sin</text:p>
      <text:p text:style-name="P279">pray</text:p>
      <text:p text:style-name="P280">cross</text:p>
      <text:p text:style-name="P279"/>
      <text:p text:style-name="P90">module Syn</text:p>
      <text:p text:style-name="P90"><text:s text:c="3"/>def self.untag(tagged)</text:p>
      <text:p text:style-name="P90"><text:s text:c="3"/>gsub(/_[^_\s]+/, “”)</text:p>
      <text:p text:style-name="P90"><text:s text:c="2"/>end</text:p>
      <text:p text:style-name="P90"><text:s text:c="2"/>def self.unword(tagged)</text:p>
      <text:p text:style-name="P90"><text:s text:c="4"/>..</text:p>
      <text:p text:style-name="P90"><text:s text:c="2"/>end</text:p>
      <text:p text:style-name="P90">end</text:p>
      <text:p text:style-name="P90"/>
      <text:p text:style-name="P90"/>
      <text:p text:style-name="P90"><text:span text:style-name="T40">Syn.untag(</text:span>“runs_VBZ”<text:span text:style-name="T40">)</text:span> #=&gt; runs</text:p>
      <text:p text:style-name="P90">см modules/test_syn_<text:span text:style-name="T40">module</text:span>.rb</text:p>
      <text:p text:style-name="P90"/>
      <text:p text:style-name="P280">О том, как сделать, чтобы работало..., позже </text:p>
      <text:p text:style-name="P280">“runs_VBZ”.untag</text:p>
      <text:p text:style-name="P280"/>
      <text:p text:style-name="P90">можно писать так, но это менее гибко (если изменить имя модуля, то придется менять его по многих местах)</text:p>
      <text:p text:style-name="P90"/>
      <text:p text:style-name="P90">module Syn</text:p>
      <text:p text:style-name="P90"><text:s text:c="2"/>def Syn.untag</text:p>
      <text:p text:style-name="P90"><text:s text:c="2"/>end</text:p>
      <text:p text:style-name="P90"><text:s text:c="2"/>def Syn.unword</text:p>
      <text:p text:style-name="P90"><text:s text:c="2"/>end</text:p>
      <text:p text:style-name="P90">end</text:p>
      <text:p text:style-name="P90"/>
      <text:p text:style-name="P87">Использование</text:p>
      <text:p text:style-name="P87"/>
      <text:p text:style-name="P90">модуль необходимо загрузить. вверху файла</text:p>
      <text:p text:style-name="P90"/>
      <text:p text:style-name="P90"><text:tab/>require 'filename'</text:p>
      <text:p text:style-name="P90"/>
      <text:p text:style-name="P90">например:</text:p>
      <text:p text:style-name="P90"/>
      <text:p text:style-name="P90"><text:tab/>require 'syn.rb'</text:p>
      <text:p text:style-name="P90"/>
      <text:p text:style-name="P90">или даже без расширения</text:p>
      <text:p text:style-name="P90"/>
      <text:p text:style-name="P90"><text:tab/>require 'syn' <text:s text:c="3"/># .rb, .so, .o, .dll</text:p>
      <text:p text:style-name="P90"/>
      <text:p text:style-name="P90"><text:soft-page-break/>см modules/test_syn_module.rb</text:p>
      <text:p text:style-name="P90"/>
      <text:p text:style-name="P90">путь может быть относительным, но это дурной тон</text:p>
      <text:p text:style-name="P90"/>
      <text:p text:style-name="P90"><text:span text:style-name="T42">&gt;&gt;&gt;</text:span> <text:span text:style-name="T41">попробуйте заменить на</text:span></text:p>
      <text:p text:style-name="P281"/>
      <text:p text:style-name="P282"><text:tab/>require 'syn'</text:p>
      <text:p text:style-name="P282"/>
      <text:p text:style-name="P92"><text:span text:style-name="T42">&gt;&gt;&gt; </text:span><text:span text:style-name="T41">не будет работать,</text:span><text:span text:style-name="T42"> так как руби не может найти файл</text:span></text:p>
      <text:p text:style-name="P282"/>
      <text:p text:style-name="P87">Настоящее повторное использование</text:p>
      <text:p text:style-name="P87"/>
      <text:p text:style-name="P90"><text:span text:style-name="T43">Ц</text:span><text:span text:style-name="T44">е</text:span><text:span text:style-name="T43">ль: с</text:span>делать так, чтобы ruby мог найти файл с модулем</text:p>
      <text:p text:style-name="P90"/>
      <text:p text:style-name="P90"><text:tab/>require 'syn'</text:p>
      <text:p text:style-name="P90"/>
      <text:p text:style-name="P90">В каких директориях require ищет файлы?</text:p>
      <text:p text:style-name="P90"/>
      <text:p text:style-name="P90"><text:tab/>ruby -e '<text:span text:style-name="T44">puts</text:span> $:' <text:s text:c="4"/>синоним $LOAD_PATH (это массив!)</text:p>
      <text:p text:style-name="P90"/>
      <text:p text:style-name="P90">ср. echo $PATH</text:p>
      <text:p text:style-name="P90"/>
      <text:p text:style-name="P90">Переменная RUBYLIB. (добавить в .bashrc) </text:p>
      <text:p text:style-name="P90"/>
      <text:p text:style-name="P9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0"/>
      <text:p text:style-name="P90">export RUBYLIB=~/lib:~/rufsl/lib:$RUBYLIB</text:p>
      <text:p text:style-name="P90">Внимание! без пробелов вокруг знака = (this is shell, baby!)</text:p>
      <text:p text:style-name="P90"/>
      <text:p text:style-name="P90">Необходимо перезапустить сигвин или выполнить команду</text:p>
      <text:p text:style-name="P90"><text:tab/>source ~/.bashrc</text:p>
      <text:p text:style-name="P90"/>
      <text:p text:style-name="P90">Альтернатива: В самом скрипте можно непосредственно перед require добавить путь в массив $LOAD_PATH</text:p>
      <text:p text:style-name="P90"/>
      <text:p text:style-name="P90"><text:tab/>$LOAD_PATH.unshift “path/to/dir”</text:p>
      <text:p text:style-name="P90"/>
      <text:p text:style-name="P9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0"/>
      <text:p text:style-name="P90"><text:tab/>mkdir ~/lib</text:p>
      <text:p text:style-name="P90"/>
      <text:p text:style-name="P90"><text:tab/>добавить в .bashrc</text:p>
      <text:p text:style-name="P90"><text:tab/>export RUBYLIB=~/lib:$RUBYLIB</text:p>
      <text:p text:style-name="P90"/>
      <text:p text:style-name="P90"><text:tab/>перезапустить сигвин или выполнить команду</text:p>
      <text:p text:style-name="P90"><text:tab/>source ~/.bashrc</text:p>
      <text:p text:style-name="P90"/>
      <text:p text:style-name="P9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0"/>
      <text:p text:style-name="P90">один из способов решения:</text:p>
      <text:p text:style-name="P90"/>
      <text:p text:style-name="P90"><text:s text:c="2"/>def self.words ts</text:p>
      <text:p text:style-name="P90"><text:s text:c="5"/>untag(ts).split</text:p>
      <text:p text:style-name="P90"><text:s text:c="2"/>end</text:p>
      <text:p text:style-name="P90"/>
      <text:p text:style-name="P90">&gt;&gt;&gt; методы внутри модуля могу вызывать друг друга без явного указания имени модуля в качестве ресивера</text:p>
      <text:p text:style-name="P90"/>
      <text:p text:style-name="P87">Домашние задания</text:p>
      <text:p text:style-name="P87"/>
      <text:p text:style-name="P90">!!!Задание: реализуйте следующие методы модуля Syn</text:p>
      <text:p text:style-name="P90"/>
      <text:p text:style-name="P90"><text:tab/>tags → принимает на вход теггированное предложение, возвращает все теги в виде массива</text:p>
      <text:p text:style-name="P9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0"/>
      <text:p text:style-name="P90">das_ATDNN H_wdcEL -_wdcLK Bomben_wdcEL versuch_NCNSN</text:p>
      <text:p text:style-name="P90">→</text:p>
      <text:p text:style-name="P90">das_ATDNN H-Bombenversuch_NCNSN</text:p>
      <text:p text:style-name="P90"/>
      <text:p text:style-name="P90"><text:tab/>какие-нибудь другие методы, по желанию</text:p>
      <text:p text:style-name="P90"/>
      <text:p text:style-name="P107">По желанию, разработайте тесткейсы для этого модуля (см. дальше). Используйте шаблон из modules/unit_test_stub.rb</text:p>
      <text:p text:style-name="P108"/>
      <text:p text:style-name="P87">Именование модулей и файлов</text:p>
      <text:p text:style-name="P87"/>
      <text:p text:style-name="P90">традиции и договоренности</text:p>
      <text:p text:style-name="P90"/>
      <text:p text:style-name="P90">CamelCase в имени модуля, snake_case в имени файла</text:p>
      <text:p text:style-name="P90"/>
      <text:p text:style-name="P90">Syn → syn.rb</text:p>
      <text:p text:style-name="P90">MySuperModule → my_super_module.rb</text:p>
      <text:p text:style-name="P90"/>
      <text:p text:style-name="P87">Лирическое отступление (о примесях)</text:p>
      <text:p text:style-name="P87"/>
      <text:p text:style-name="P90">методы в модуле определяются с указанием явного ресивера (self.)</text:p>
      <text:p text:style-name="P90"/>
      <text:p text:style-name="P90">module Syn</text:p>
      <text:p text:style-name="P90"><text:tab/>def self.untag</text:p>
      <text:p text:style-name="P90"><text:tab/>end</text:p>
      <text:p text:style-name="P90"/>
      <text:p text:style-name="P90"><text:tab/>def self.unword</text:p>
      <text:p text:style-name="P90"><text:tab/>end</text:p>
      <text:p text:style-name="P90">end</text:p>
      <text:p text:style-name="P90">использование: Syn.untag(“runs_VBZ”)</text:p>
      <text:p text:style-name="P90"/>
      <text:p text:style-name="P90"><text:soft-page-break/>Такой синтаксис позволяет создавать подмешиваемые модули</text:p>
      <text:p text:style-name="P90"/>
      <text:p text:style-name="P90">module Syn</text:p>
      <text:p text:style-name="P90"><text:tab/>def untag</text:p>
      <text:p text:style-name="P90"><text:tab/>end</text:p>
      <text:p text:style-name="P90">end</text:p>
      <text:p text:style-name="P90"/>
      <text:p text:style-name="P90">Syn.untag(“runs_VBZ”)</text:p>
      <text:p text:style-name="P90"># =&gt; ошибка undefined method `untag' for Syn:Module (NoMethodError)</text:p>
      <text:p text:style-name="P90"/>
      <text:p text:style-name="P90">Зато можно добавить (подмешать) этот модуль в любой класс, и методы из модуля появятся как методы объекта</text:p>
      <text:p text:style-name="P90"/>
      <text:p text:style-name="P90">require 'syn'</text:p>
      <text:p text:style-name="P90"/>
      <text:p text:style-name="P90">class String</text:p>
      <text:p text:style-name="P90"><text:s text:c="2"/>include Syn</text:p>
      <text:p text:style-name="P90">end</text:p>
      <text:p text:style-name="P90"/>
      <text:p text:style-name="P90">“hello_NN”.untag</text:p>
      <text:p text:style-name="P90">#=&gt; “hello”</text:p>
      <text:p text:style-name="P90">see modules/syn_as_mixin.rb</text:p>
      <text:p text:style-name="P90"/>
      <text:p text:style-name="P90">&gt;&gt;&gt; минусы примесей: загрязняют стандарные классы</text:p>
      <text:p text:style-name="P90"/>
      <text:p text:style-name="P9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0"/>
      <text:p text:style-name="P88">Вложенные модули</text:p>
      <text:p text:style-name="P89"/>
      <text:p text:style-name="P90">module ESE</text:p>
      <text:p text:style-name="P90"><text:tab/>module Tagger</text:p>
      <text:p text:style-name="P90"><text:tab/><text:tab/>def self.method1</text:p>
      <text:p text:style-name="P90"><text:tab/><text:tab/>end</text:p>
      <text:p text:style-name="P90"><text:tab/>end</text:p>
      <text:p text:style-name="P90"/>
      <text:p text:style-name="P90"><text:tab/>module Extracto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с другой раскладкой по файлам</text:p>
      <text:p text:style-name="P90">file: ese/tagger.rb</text:p>
      <text:p text:style-name="P90">module ESE</text:p>
      <text:p text:style-name="P90"><text:tab/>module Tagge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<text:soft-page-break/>file: ese/extractor.rb</text:p>
      <text:p text:style-name="P90">module ESE</text:p>
      <text:p text:style-name="P90"><text:tab/>module Extracto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вызов:</text:p>
      <text:p text:style-name="P90"><text:tab/>ESE::Tagger::method1 -- fully qualified name</text:p>
      <text:p text:style-name="P90"><text:tab/>ESE.Tagger.method1 <text:s/>-- более универсальный способ, похожy на вызов обычных методов объектов</text:p>
      <text:p text:style-name="P90"/>
      <text:p text:style-name="P90">см. modules/test_quality.rb</text:p>
      <text:p text:style-name="P90"/>
      <text:p text:style-name="P90">&gt;&gt;&gt; Объяснить, что это такое</text:p>
      <text:p text:style-name="P90"/>
      <text:p text:style-name="P90">Чтение: http://en.wikibooks.org/wiki/Ruby_Programming/Unit_testing</text:p>
      <text:p text:style-name="P90"/>
      <text:p text:style-name="P87">Домашнее задание</text:p>
      <text:p text:style-name="P87"/>
      <text:p text:style-name="P90">Разработайте модуль Quality согласно тесткейсам, которые есть в modules/test_quality.rb</text:p>
      <text:p text:style-name="P90"/>
      <text:p text:style-name="P90">ответ: modules/quality.rb</text:p>
      <text:p text:style-name="P90"/>
      <text:p text:style-name="P90">По желанию добавьте туда что-нибуд<text:span text:style-name="T45">ь</text:span> свое, например, вычисление F-Score. Добавьте <text:s/>тесткейсы в файл с тестами test_quality.rb</text:p>
      <text:p text:style-name="P93"/>
      <text:p text:style-name="P9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96"><text:span text:style-name="T46">Хэши</text:span></text:p>
          </table:table-cell>
          <table:table-cell table:style-name="Таблица5.A1" office:value-type="string">
            <text:p text:style-name="P302">Занятие 1<text:span text:style-name="T46">5</text:span></text:p>
            <text:p text:style-name="P302">(90 минут)</text:p>
          </table:table-cell>
        </table:table-row>
      </table:table>
      <text:p text:style-name="P283"/>
      <text:p text:style-name="P245">Раздаточный материал</text:p>
      <text:p text:style-name="P245"/>
      <text:list xml:id="list2061557664" text:continue-list="list692980734" text:style-name="L39">
        <text:list-item>
          <text:p text:style-name="P168">lesson.1<text:span text:style-name="T46">5</text:span>.tar.bz2</text:p>
        </text:list-item>
      </text:list>
      <text:p text:style-name="P179"/>
      <text:p text:style-name="P181">Вопросы</text:p>
      <text:p text:style-name="P284"><text:span text:style-name="T46"/></text:p>
      <text:list xml:id="list2119416145" text:style-name="L53">
        <text:list-item>
          <text:p text:style-name="P210"><text:span text:style-name="T29">какой/ие из методой более универсальны: upto/downto/step?</text:span></text:p>
        </text:list-item>
        <text:list-item>
          <text:p text:style-name="P211"><text:span text:style-name="T30">при помощи каких из этих методов можно пройти массив от самого первого элемента до самого последнего?</text:span></text:p>
        </text:list-item>
        <text:list-item>
          <text:p text:style-name="P212"><text:span text:style-name="T31">как сделать методы еще более пригодными для повторного использования?</text:span></text:p>
        </text:list-item>
        <text:list-item>
          <text:p text:style-name="P212"><text:span text:style-name="T31">как объявить модуль и методы в нем?</text:span></text:p>
        </text:list-item>
        <text:list-item>
          <text:p text:style-name="P212"><text:span text:style-name="T31">как использовать модуль? </text:span><text:span text:style-name="T32">– как загрузить модуль</text:span></text:p>
        </text:list-item>
        <text:list-item>
          <text:p text:style-name="P212"><text:span text:style-name="T31">когда мы используем require, то что мы указываем, это имя файла или имя модуля?</text:span></text:p>
        </text:list-item>
        <text:list-item>
          <text:p text:style-name="P213"><text:span text:style-name="T33">одно ли это и то же, использовать в команде require имя файла с расширением и без расширения?</text:span></text:p>
        </text:list-item>
        <text:list-item>
          <text:p text:style-name="P213"><text:span text:style-name="T33">можно ли указывать в require путь к файлу? Нужно ли?</text:span></text:p>
        </text:list-item>
        <text:list-item>
          <text:p text:style-name="P213"><text:span text:style-name="T33">как сделать, чтобы модулем можно было пользоваться из любого скрипта (то есть, сделать его действительно универсальным)? </text:span></text:p>
        </text:list-item>
      </text:list>
      <text:p text:style-name="P284"><text:span text:style-name="T46"/></text:p>
      <text:p text:style-name="P285"><text:span text:style-name="T47">(старые слайды со 112) </text:span><text:span text:style-name="T61">lesson.20 по старому</text:span></text:p>
      <text:p text:style-name="P285"><text:span text:style-name="T47"/></text:p>
      <text:p text:style-name="P275"><text:span text:style-name="T47">Хэши</text:span></text:p>
      <text:p text:style-name="P275"><text:span text:style-name="T47"/></text:p>
      <text:p text:style-name="P217"><text:span text:style-name="T48">Хэш (ассоциативный массив) </text:span><text:span text:style-name="T22">неупорядоченная </text:span><text:span text:style-name="T23">(?)</text:span><text:span text:style-name="T48"> коллекция пар "ключ-значение".</text:span></text:p>
      <text:p text:style-name="P219"/>
      <text:p text:style-name="P219">Ключи в массиве (индексы) это целочисленный значения (от 0 и выше).</text:p>
      <text:p text:style-name="P219"/>
      <text:p text:style-name="P219"><text:tab/>arr_months = ["Jan", "Feb", "Mar"]</text:p>
      <text:p text:style-name="P219"/>
      <text:p text:style-name="P244"><text:span text:style-name="T50">Объявление</text:span><text:span text:style-name="T47">: arr = []</text:span></text:p>
      <text:p text:style-name="P219"><text:span text:style-name="T47"/></text:p>
      <text:p text:style-name="P217"><text:span text:style-name="T48">Ключом в хэше может быть любой объект (строки, числа, символы, массивы...), </text:span><text:span text:style-name="T49">но ключ должен быть уникальным.</text:span></text:p>
      <text:p text:style-name="P219"/>
      <text:p text:style-name="P219"><text:tab/>hash_months = { "Jan" =&gt; "January", "Feb" =&gt; "February", "Mar" =&gt; "March"}</text:p>
      <text:p text:style-name="P219"/>
      <text:p text:style-name="P244"><text:span text:style-name="T50">Объявление</text:span><text:span text:style-name="T47">: hsh = {} </text:span><text:span text:style-name="T50">или hsh = Hash.new</text:span></text:p>
      <text:p text:style-name="P219"><text:tab/></text:p>
      <text:p text:style-name="P221"><text:tab/>hash_months["Jan"] <text:s text:c="5"/>#=&gt; "January"</text:p>
      <text:p text:style-name="P221"/>
      <text:p text:style-name="P223"><text:span text:style-name="T73">ri Hash#[]</text:span></text:p>
      <text:p text:style-name="P221"/>
      <text:p text:style-name="P221">ключами являются числа:</text:p>
      <text:p text:style-name="P219"><text:tab/>hash_months = { 1 =&gt; "January", 2 =&gt; "February", 3 =&gt; "March" }</text:p>
      <text:p text:style-name="P221"><text:tab/>hash_months[2] <text:s text:c="5"/>#=&gt; "February"</text:p>
      <text:p text:style-name="P221"/>
      <text:p text:style-name="P219">&gt;&gt;&gt; не путать в %w{ ... } для задания массивов</text:p>
      <text:p text:style-name="P219"/>
      <text:p text:style-name="P221"><text:soft-page-break/>Значением в хэше (как и в массиве) может быть любой объект.</text:p>
      <text:p text:style-name="P253"><text:span text:style-name="T47"/></text:p>
      <text:p text:style-name="P256"><text:span text:style-name="T73">Сколько ключей в этом хэше</text:span></text:p>
      <text:p text:style-name="P256"><text:span text:style-name="T73"/></text:p>
      <text:p text:style-name="P256"><text:span text:style-name="T73">hash = {1 =&gt; 'one', "1" =&gt; 'uno'} </text:span></text:p>
      <text:p text:style-name="P256"><text:span text:style-name="T73"/></text:p>
      <text:p text:style-name="P256"><text:span text:style-name="T73">ri Hash#length</text:span></text:p>
      <text:p text:style-name="P256"><text:span text:style-name="T73"/></text:p>
      <text:p text:style-name="P257"><text:span text:style-name="T74">Еще один способ инициализации хэша, появился в 1.9</text:span></text:p>
      <text:p text:style-name="P257"><text:span text:style-name="T74"/></text:p>
      <text:p text:style-name="P257"><text:span text:style-name="T74">numbers = {one: 'uno', two: 'dos', three:'tres'}</text:span></text:p>
      <text:p text:style-name="P257"><text:span text:style-name="T74"/></text:p>
      <text:p text:style-name="P257"><text:span text:style-name="T74">Какому классу принадлежат ключи этого хэша?</text:span></text:p>
      <text:p text:style-name="P257"><text:span text:style-name="T74"/></text:p>
      <text:p text:style-name="P257"><text:span text:style-name="T74">см. lesson.15/test_hash_with_colons</text:span></text:p>
      <text:p text:style-name="P257"><text:span text:style-name="T74"/></text:p>
      <text:p text:style-name="P257"><text:span text:style-name="T74">будет ли работать это?</text:span></text:p>
      <text:p text:style-name="P257"><text:span text:style-name="T74"/></text:p>
      <text:p text:style-name="P257"><text:span text:style-name="T74"><text:tab/>hash = {1: 'uno'}</text:span></text:p>
      <text:p text:style-name="P257"><text:span text:style-name="T74"/></text:p>
      <text:p text:style-name="P257"><text:span text:style-name="T74"><text:tab/>hash = {"two": "dos"}</text:span></text:p>
      <text:p text:style-name="P257"><text:span text:style-name="T74"/></text:p>
      <text:p text:style-name="P257"><text:span text:style-name="T74">&gt;&gt;&gt; Это сообщение об ошибке говорит, что ожидается =&gt;</text:span></text:p>
      <text:p text:style-name="P257"><text:span text:style-name="T74">&gt;&gt;&gt;</text:span></text:p>
      <text:p text:style-name="P257"><text:span text:style-name="T74">&gt;&gt;&gt;<text:tab/>syntax error, unexpected ':', expecting tASSOC</text:span></text:p>
      <text:p text:style-name="P257"><text:span text:style-name="T74"/></text:p>
      <text:p text:style-name="P246">Изменение хэша</text:p>
      <text:p text:style-name="P220"/>
      <text:p text:style-name="P224">Метод []= добавляет или замещает пару ключ-значение</text:p>
      <text:p text:style-name="P224"/>
      <text:p text:style-name="P224"><text:tab/>hash_months["Apr"] = "April"</text:p>
      <text:p text:style-name="P224"><text:tab/>hash_months["May"] = "May"</text:p>
      <text:p text:style-name="P224"/>
      <text:p text:style-name="P224">&gt;&gt;&gt; Здесь обычный оператор присваивания = , а не =&gt; <text:span text:style-name="T75">(fat arrow)</text:span></text:p>
      <text:p text:style-name="P224"/>
      <text:p text:style-name="P225">Синоним: метод Hash#store</text:p>
      <text:p text:style-name="P225"/>
      <text:p text:style-name="P218"><text:span text:style-name="T51"><text:tab/>hash_months.</text:span><text:span text:style-name="T52">store(</text:span><text:span text:style-name="T51">"</text:span><text:span text:style-name="T52">Jun</text:span><text:span text:style-name="T51">", "</text:span><text:span text:style-name="T52">June</text:span><text:span text:style-name="T51">"</text:span><text:span text:style-name="T52">)</text:span></text:p>
      <text:p text:style-name="P218"><text:span text:style-name="T51"><text:tab/>hash_months.</text:span><text:span text:style-name="T52">store(</text:span><text:span text:style-name="T51">"</text:span><text:span text:style-name="T52">Jul</text:span><text:span text:style-name="T51">", "</text:span><text:span text:style-name="T52">July</text:span><text:span text:style-name="T51">"</text:span><text:span text:style-name="T52">)</text:span></text:p>
      <text:p text:style-name="P224"/>
      <text:p text:style-name="P247">Вопросы к хэшу</text:p>
      <text:p text:style-name="P247"/>
      <text:p text:style-name="P226">!!! Вопрос: какой метод позволяет узнать, есть ли в хэше данные?</text:p>
      <text:p text:style-name="P226"/>
      <text:p text:style-name="P225"><text:tab/>empty?</text:p>
      <text:p text:style-name="P225"/>
      <text:p text:style-name="P218"><text:span text:style-name="T52"><text:tab/></text:span><text:span text:style-name="T53">hash_months.empty? <text:s text:c="2"/>#=&gt;false</text:span></text:p>
      <text:p text:style-name="P225"/>
      <text:p text:style-name="P226">Узнать, есть ли в хэше некоторый ключ:</text:p>
      <text:p text:style-name="P226"/>
      <text:p text:style-name="P226">синонимы</text:p>
      <text:p text:style-name="P225"><text:tab/>has_key?(k)</text:p>
      <text:p text:style-name="P218"><text:soft-page-break/><text:span text:style-name="T52"><text:tab/></text:span><text:span text:style-name="T2">key?(k)</text:span></text:p>
      <text:p text:style-name="P225"><text:tab/>include?(k)</text:p>
      <text:p text:style-name="P218"><text:span text:style-name="T52"><text:tab/>member?</text:span><text:span text:style-name="T53">(k)</text:span></text:p>
      <text:p text:style-name="P225"/>
      <text:p text:style-name="P226">Узнать, есть ли в хэше некоторое значение</text:p>
      <text:p text:style-name="P226"/>
      <text:p text:style-name="P225"><text:tab/>value?(v)</text:p>
      <text:p text:style-name="P225"/>
      <text:p text:style-name="P247">Получение данных из хэша</text:p>
      <text:p text:style-name="P225"/>
      <text:p text:style-name="P227">Метод [] позволяет получить значение по указанному ключу</text:p>
      <text:p text:style-name="P227"/>
      <text:p text:style-name="P227"><text:tab/>hash_months["Jan"] <text:s text:c="3"/>#=&gt; "January"</text:p>
      <text:p text:style-name="P227"/>
      <text:p text:style-name="P227">Чтобы получить значения по нескольким ключам Hash#values_at</text:p>
      <text:p text:style-name="P227"/>
      <text:p text:style-name="P227">!!! Вопрос: что вернет следующая команд?</text:p>
      <text:p text:style-name="P227"/>
      <text:p text:style-name="P227"><text:tab/>hash_months.values_at "Feb", "apple", "Jan"</text:p>
      <text:p text:style-name="P227"/>
      <text:p text:style-name="P227">!!! Ответ: массив значений (nil, если ключа нет) в порядке, со<text:span text:style-name="T111">о</text:span>тветствующем аргументам в values_at</text:p>
      <text:p text:style-name="P227"><text:tab/>#=&gt; ["February", nil, "January"]</text:p>
      <text:p text:style-name="P227"/>
      <text:p text:style-name="P228"><text:span text:style-name="T76">см. lesson.15/test_values_at</text:span></text:p>
      <text:p text:style-name="P229"><text:span text:style-name="T77">&gt;&gt;&gt; ключи чувствительны к регистру</text:span></text:p>
      <text:p text:style-name="P229"><text:span text:style-name="T77"/></text:p>
      <text:p text:style-name="P230"><text:span text:style-name="T79">!!! Задание: исследуйте скрипт lesson.15/test_values_at.2</text:span></text:p>
      <text:p text:style-name="P231"><text:span text:style-name="T80">&gt;&gt;&gt; поиск ключа с учетом типа данных. </text:span><text:span text:style-name="T81">в рельсах строки приводятся к символам и наоборот. </text:span><text:span text:style-name="T82">в чистом руби - что положили в хэш, то там и лежит</text:span></text:p>
      <text:p text:style-name="P231"><text:span text:style-name="T80"/></text:p>
      <text:p text:style-name="P227">!!! Вопрос: как получить список всех ключей, которые есть в хэше? <text:span text:style-name="T83">проверьте ваши идеи в irb на данных из файла lesson.15/loadme</text:span></text:p>
      <text:p text:style-name="P232"><text:span text:style-name="T83"><text:tab/>&gt;load 'loadme'</text:span></text:p>
      <text:p text:style-name="P227">Ответ: <text:span text:style-name="T78">Hash#</text:span>keys</text:p>
      <text:p text:style-name="P227"><text:span text:style-name="T83"/></text:p>
      <text:p text:style-name="P227">в руби 1.8 порядок неопределен</text:p>
      <text:p text:style-name="P227"><text:tab/>hash_months.keys <text:s text:c="2"/>#=&gt; ["Jul", "Apr" , "Jan", "Feb", "Mar", "Jun", "May"]</text:p>
      <text:p text:style-name="P227">в руби 1.9 в порядке добавления</text:p>
      <text:p text:style-name="P227"><text:tab/>hash_months.keys <text:s/>#=&gt; ["Jan", "Feb", "Mar", "Apr", "May", "Jun", "Jul"]</text:p>
      <text:p text:style-name="P227"/>
      <text:p text:style-name="P227">Вопрос: как получить все значения, хранимые в хэше</text:p>
      <text:p text:style-name="P225"/>
      <text:p text:style-name="P218"><text:span text:style-name="T52"><text:tab/></text:span><text:span text:style-name="T54">hash_months.</text:span><text:span text:style-name="T52">values </text:span><text:span text:style-name="T55">#=&gt; ["Jan</text:span><text:span text:style-name="T54">uary</text:span><text:span text:style-name="T55">", "Feb</text:span><text:span text:style-name="T54">ruary</text:span><text:span text:style-name="T55">", "Mar</text:span><text:span text:style-name="T54">ch</text:span><text:span text:style-name="T55">", "Apr</text:span><text:span text:style-name="T54">il</text:span><text:span text:style-name="T55">", "May", "Jun</text:span><text:span text:style-name="T54">e</text:span><text:span text:style-name="T55">", "Jul</text:span><text:span text:style-name="T54">y</text:span><text:span text:style-name="T55">"]</text:span></text:p>
      <text:p text:style-name="P225"/>
      <text:p text:style-name="P233">Элементы упорядочены по тем же правилам, что и ключи (то есть, нет порядка в 1.8 и в порядке добавления в 1.9)</text:p>
      <text:p text:style-name="P225"/>
      <text:p text:style-name="P218"><text:span text:style-name="T56">Д</text:span><text:span text:style-name="T57">ефолтные значения</text:span></text:p>
      <text:p text:style-name="P247"/>
      <text:p text:style-name="P234">Обращение к несуществующему ключу возвращает nil</text:p>
      <text:p text:style-name="P234"><text:soft-page-break/></text:p>
      <text:p text:style-name="P234"><text:tab/>hash_months ['term'] <text:s text:c="2"/>#=&gt; nil <text:s/>(а не термидор)</text:p>
      <text:p text:style-name="P234"/>
      <text:p text:style-name="P234">Как побороть проблему?</text:p>
      <text:p text:style-name="P234"/>
      <text:p text:style-name="P218"><text:span text:style-name="T52"><text:tab/></text:span><text:span text:style-name="T58">counts = {}</text:span></text:p>
      <text:p text:style-name="P218"><text:span text:style-name="T55"><text:tab/>counts['</text:span><text:span text:style-name="T58">apple'</text:span><text:span text:style-name="T55">] += 1</text:span></text:p>
      <text:p text:style-name="P227"/>
      <text:p text:style-name="P234">известный способ</text:p>
      <text:p text:style-name="P234"><text:tab/>counts ['apple'] ||= 0</text:p>
      <text:p text:style-name="P234"/>
      <text:p text:style-name="P234">Другой способ</text:p>
      <text:p text:style-name="P234"/>
      <text:p text:style-name="P234">1) метод Hash#default=</text:p>
      <text:p text:style-name="P234"/>
      <text:p text:style-name="P218"><text:span text:style-name="T52"><text:tab/></text:span><text:span text:style-name="T58">counts = {}</text:span></text:p>
      <text:p text:style-name="P234"><text:tab/>counts.default = 0</text:p>
      <text:p text:style-name="P234"><text:tab/>counts['apple'] += 1</text:p>
      <text:p text:style-name="P234"/>
      <text:p text:style-name="P234">см. также Hash#default</text:p>
      <text:p text:style-name="P234"/>
      <text:p text:style-name="P234">2) в момент инициализации можно указать значение по умолчанию</text:p>
      <text:p text:style-name="P234"/>
      <text:p text:style-name="P234"><text:tab/>counts = Hash.new(0)</text:p>
      <text:p text:style-name="P234"><text:tab/>counts['apple'] += 1</text:p>
      <text:p text:style-name="P234"/>
      <text:p text:style-name="P234">ri Hash.new </text:p>
      <text:p text:style-name="P234"/>
      <text:p text:style-name="P234">!!! Вопрос: что будет напечатано в двух случаях?</text:p>
      <text:p text:style-name="P234"/>
      <text:p text:style-name="P234"><text:tab/>data = Hash.new("hello")</text:p>
      <text:p text:style-name="P234"><text:tab/>puts data[9] <text:s/>#=&gt; "hello"</text:p>
      <text:p text:style-name="P234"><text:tab/>data[9].upcase!</text:p>
      <text:p text:style-name="P234"><text:tab/>puts data[10] #=&gt; "HELLO"</text:p>
      <text:p text:style-name="P234"/>
      <text:p text:style-name="P248">Итерирование по хэшу</text:p>
      <text:p text:style-name="P227"/>
      <text:p text:style-name="P218"><text:span text:style-name="T49">Хэш – </text:span><text:span text:style-name="T3">неупорядоченная </text:span><text:span text:style-name="T4">(?)</text:span><text:span text:style-name="T49"> коллекция.</text:span></text:p>
      <text:p text:style-name="P218"><text:span text:style-name="T49"><text:tab/></text:span><text:span text:style-name="T59">в руби 1.8 – неупорядоченная</text:span></text:p>
      <text:p text:style-name="P235"><text:tab/>в руби 1.9 – упорядоченная в порядке добавления</text:p>
      <text:p text:style-name="P222"/>
      <text:p text:style-name="P218"><text:span text:style-name="T59">Задание: какие есть итераторы в </text:span><text:span text:style-name="T60">хэшах</text:span><text:span text:style-name="T59">?</text:span></text:p>
      <text:p text:style-name="P235"/>
      <text:p text:style-name="P235"><text:tab/>each = each_pair</text:p>
      <text:p text:style-name="P235"><text:tab/>each_key</text:p>
      <text:p text:style-name="P235"><text:tab/>each_value</text:p>
      <text:p text:style-name="P222"/>
      <text:p text:style-name="P235">Итераторы each и each_pair возвращают пары ключ-значение</text:p>
      <text:p text:style-name="P235"/>
      <text:p text:style-name="P235">hash_months.each {|abbr, full|</text:p>
      <text:p text:style-name="P235"><text:tab/>puts "#{abbr} means #{full}"</text:p>
      <text:p text:style-name="P235">}</text:p>
      <text:p text:style-name="P249"><text:soft-page-break/></text:p>
      <text:p text:style-name="P235">!!! Вопрос: Можно ли получать значение в одну переменную?</text:p>
      <text:p text:style-name="P235"/>
      <text:p text:style-name="P235">hash_months.each {|a|</text:p>
      <text:p text:style-name="P235"><text:tab/>puts a.inspect <text:s text:c="2"/>#=&gt; ["Jan", "January"]</text:p>
      <text:p text:style-name="P235">}</text:p>
      <text:p text:style-name="P249"/>
      <text:p text:style-name="P236">Вопрос:</text:p>
      <text:p text:style-name="P236">чем отличается</text:p>
      <text:p text:style-name="P236">hash.each_key {}</text:p>
      <text:p text:style-name="P236">hash.keys.each {}</text:p>
      <text:p text:style-name="P273"><text:span text:style-name="T47"/></text:p>
      <text:p text:style-name="P276"><text:span text:style-name="T62">Задание</text:span></text:p>
      <text:p text:style-name="P276"><text:span text:style-name="T62"/></text:p>
      <text:p text:style-name="P267"><text:span text:style-name="T104">(в lesson.15/tasks)</text:span></text:p>
      <text:p text:style-name="P267"><text:span text:style-name="T104"/></text:p>
      <text:p text:style-name="P254"><text:span text:style-name="T112">Разработайте скрипт, котрых находит </text:span><text:span text:style-name="T62">в списке data/words.txt палиндромы и вольвограммы. </text:span><text:span text:style-name="T85">Игнорируйте слова длины 1.</text:span></text:p>
      <text:p text:style-name="P254"><text:span text:style-name="T62"/></text:p>
      <text:p text:style-name="P259"><text:span text:style-name="T86">ожидаемый выход: find_palindromes.out</text:span></text:p>
      <text:p text:style-name="P259"><text:span text:style-name="T86"/></text:p>
      <text:p text:style-name="P258"><text:span text:style-name="T87">ответ</text:span><text:span text:style-name="T84"> find_palindrom</text:span><text:span text:style-name="T85">e</text:span><text:span text:style-name="T84">s.rb</text:span></text:p>
      <text:p text:style-name="P258"><text:span text:style-name="T84"/></text:p>
      <text:p text:style-name="P260"><text:span text:style-name="T88">Сделайте вторую реализацию этого скрипта, но с использованием массива вместо хэша. </text:span></text:p>
      <text:p text:style-name="P260"><text:span text:style-name="T88"/></text:p>
      <text:p text:style-name="P260"><text:span text:style-name="T88">ответ find_palindromes_over_array.rb</text:span></text:p>
      <text:p text:style-name="P260"><text:span text:style-name="T88"/></text:p>
      <text:p text:style-name="P261"><text:span text:style-name="T89">Сравните время выполнения двух скриптов</text:span></text:p>
      <text:p text:style-name="P254"><text:span text:style-name="T62"/></text:p>
      <text:p text:style-name="P291"><text:span text:style-name="T62">&gt; time -p </text:span><text:span text:style-name="T89">find_palindromes.rb</text:span></text:p>
      <text:p text:style-name="P292"><text:span text:style-name="T62">&gt; time -p </text:span><text:span text:style-name="T89">find_palindromes_over_array.rb</text:span></text:p>
      <text:p text:style-name="P254"><text:span text:style-name="T62"/></text:p>
      <text:p text:style-name="P276"><text:span text:style-name="T62">Задание</text:span></text:p>
      <text:p text:style-name="P276"><text:span text:style-name="T62"/></text:p>
      <text:p text:style-name="P267"><text:span text:style-name="T104">(в lesson.15/tasks)</text:span></text:p>
      <text:p text:style-name="P267"><text:span text:style-name="T104"/></text:p>
      <text:p text:style-name="P255"><text:span text:style-name="T95">Разработайте скрипт, который находит в списке слов data/words.txt </text:span><text:span text:style-name="T63">анаграммы заданного слова </text:span><text:span text:style-name="T92">(кроме самого заданного слова)</text:span><text:span text:style-name="T63">. Слово задается как аргумент при вызове скрипта. </text:span><text:span text:style-name="T96">Скрипт должен игнорировать различия в регистре </text:span><text:span text:style-name="T97">(cat и Act нужно считать анаграммами) </text:span><text:span text:style-name="T98">но выводит слова в первонач</text:span><text:span text:style-name="T99">а</text:span><text:span text:style-name="T98">льном регистре</text:span><text:span text:style-name="T96">.</text:span></text:p>
      <text:p text:style-name="P262"><text:span text:style-name="T91"/></text:p>
      <text:p text:style-name="P264"><text:span text:style-name="T94">примеры запуска и файлы с </text:span><text:span text:style-name="T91">ожидаемы</text:span><text:span text:style-name="T94">м</text:span><text:span text:style-name="T91"> выход</text:span><text:span text:style-name="T94">ом</text:span><text:span text:style-name="T91">:</text:span></text:p>
      <text:p text:style-name="P264"><text:span text:style-name="T91"/></text:p>
      <text:p text:style-name="P263"><text:span text:style-name="T93">&gt; find_anagrams_of </text:span><text:span text:style-name="T100">Reward <text:s text:c="4"/># см. </text:span><text:span text:style-name="T101">ожидаемый выход в</text:span><text:span text:style-name="T100"> find_anagrams_of.Reward</text:span></text:p>
      <text:p text:style-name="P265"><text:span text:style-name="T93">&gt; find_anagrams_of </text:span><text:span text:style-name="T101">resist <text:s text:c="8"/># см. ожидаемый выход в</text:span><text:span text:style-name="T100"> find_anagrams_of.</text:span><text:span text:style-name="T101">resist</text:span></text:p>
      <text:p text:style-name="P263"><text:span text:style-name="T93"/></text:p>
      <text:p text:style-name="P262"><text:span text:style-name="T91">начальный скрипт:</text:span></text:p>
      <text:p text:style-name="P266"><text:span text:style-name="T91"><text:tab/></text:span><text:span text:style-name="T102">find_anagrams_</text:span><text:span text:style-name="T103">of_</text:span><text:span text:style-name="T102">stub</text:span></text:p>
      <text:p text:style-name="P262"><text:span text:style-name="T91"/></text:p>
      <text:p text:style-name="P262"><text:span text:style-name="T91">ответ: </text:span><text:span text:style-name="T104">find_anagrams_of</text:span><text:span text:style-name="T91"> </text:span></text:p>
      <text:p text:style-name="P255"><text:span text:style-name="T63"/></text:p>
      <text:p text:style-name="P277"><text:soft-page-break/><text:span text:style-name="T63">Домашнее задание</text:span></text:p>
      <text:p text:style-name="P277"><text:span text:style-name="T63"/></text:p>
      <text:p text:style-name="P269"><text:span text:style-name="T106">(в lesson.15/tasks)</text:span></text:p>
      <text:p text:style-name="P269"><text:span text:style-name="T106"/></text:p>
      <text:p text:style-name="P268"><text:span text:style-name="T105">Разработайте скрипт, который найдет в файле data/words.txt все анаграммы и выведет каждую группу слов в одну строку через табуляцию. </text:span><text:span text:style-name="T107">Игнорируйте регистр написания при поиске анаграмм, но выводите слова в исходном регистре</text:span></text:p>
      <text:p text:style-name="P255"><text:span text:style-name="T90"/></text:p>
      <text:p text:style-name="P269"><text:span text:style-name="T106"><text:tab/>whiter <text:s/>wither <text:s/>writhe</text:span></text:p>
      <text:p text:style-name="P269"><text:span text:style-name="T106"><text:tab/>woodworm <text:s text:c="7"/>wormwood</text:span></text:p>
      <text:p text:style-name="P269"><text:span text:style-name="T106"/></text:p>
      <text:p text:style-name="P269"><text:span text:style-name="T106">ожидаемый выход: find_all_anagrams.out</text:span></text:p>
      <text:p text:style-name="P269"><text:span text:style-name="T106"/></text:p>
      <text:p text:style-name="P269"><text:span text:style-name="T106">ответ: find_all_anagrams</text:span></text:p>
      <text:p text:style-name="P269"><text:span text:style-name="T106"/></text:p>
      <text:p text:style-name="P270"><text:span text:style-name="T107">Дополнительное задание (по желанию):</text:span></text:p>
      <text:p text:style-name="P270"><text:span text:style-name="T107"/></text:p>
      <text:p text:style-name="P270"><text:span text:style-name="T107">сделайте так, чтобы не считались анаграммами такие группы, где все слова суть разные регистровые написания одного слова, например:</text:span></text:p>
      <text:p text:style-name="P255"><text:span text:style-name="T63"/></text:p>
      <text:p text:style-name="P270"><text:span text:style-name="T107"><text:tab/>Workman<text:tab/>workman</text:span></text:p>
      <text:p text:style-name="P270"><text:span text:style-name="T107"/></text:p>
      <text:p text:style-name="P272"><text:span text:style-name="T110">ожидаемый </text:span><text:span text:style-name="T109">выход: </text:span><text:span text:style-name="T106">find_all_anagrams.</text:span><text:span text:style-name="T108">2</text:span><text:span text:style-name="T109">.out</text:span></text:p>
      <text:p text:style-name="P271"><text:span text:style-name="T107">ответ: </text:span><text:span text:style-name="T106">find_all_anagrams.</text:span><text:span text:style-name="T108">2</text:span></text:p>
      <text:p text:style-name="P270"><text:span text:style-name="T107"/></text:p>
      <text:p text:style-name="P286"><text:span text:style-name="T107"/></text:p>
      <text:p text:style-name="P250">Удаление элементов хэша</text:p>
      <text:p text:style-name="P250"/>
      <text:p text:style-name="P237"><text:span text:style-name="T64">Метод Hash#clear удаляет все элементы </text:span><text:span text:style-name="T65">(пары ключ-значение) </text:span><text:span text:style-name="T64">хэша</text:span></text:p>
      <text:p text:style-name="P238"/>
      <text:p text:style-name="P239">Метод Hash#delete позволяет удалить один элемент (изменяется сам объект!)</text:p>
      <text:p text:style-name="P239"/>
      <text:p text:style-name="P239"><text:tab/>months = { "dec" =&gt; "December", <text:s/>"jan" =&gt; "January" }</text:p>
      <text:p text:style-name="P239"><text:tab/>months.delete "dec"</text:p>
      <text:p text:style-name="P239"><text:tab/>puts months <text:s text:c="14"/>#=&gt;{"jan"=&gt;"January"}</text:p>
      <text:p text:style-name="P239"/>
      <text:p text:style-name="P237"><text:span text:style-name="T66">!!! Задание: Исследуйте скрипт </text:span><text:span text:style-name="T65">lesson.2</text:span><text:span text:style-name="T67">1</text:span><text:span text:style-name="T65">/test_delete.1.rb</text:span></text:p>
      <text:p text:style-name="P239"/>
      <text:p text:style-name="P239"><text:tab/>ri Hash#delete</text:p>
      <text:p text:style-name="P239"><text:tab/>ri String#delete</text:p>
      <text:p text:style-name="P239"/>
      <text:p text:style-name="P251"><text:span text:style-name="T68">Удаление элементов хэша </text:span><text:span text:style-name="T67">- 2</text:span></text:p>
      <text:p text:style-name="P239"/>
      <text:p text:style-name="P237"><text:span text:style-name="T68">Можно удалить элементы хэша выборочно – только такие, которые удовлетворяют некоторому условию </text:span><text:span text:style-name="T69">(</text:span><text:span text:style-name="T68">условие может касаться ключа, значени</text:span><text:span text:style-name="T69">я</text:span><text:span text:style-name="T68"> или того и другого одновременно</text:span><text:span text:style-name="T69">)</text:span></text:p>
      <text:p text:style-name="P240"/>
      <text:p text:style-name="P241">меняют объект</text:p>
      <text:p text:style-name="P240"><text:tab/>delete_if <text:s text:c="3"/></text:p>
      <text:p text:style-name="P240"><text:tab/>reject!</text:p>
      <text:p text:style-name="P240"><text:s/></text:p>
      <text:p text:style-name="P241">не меняют объект, вохвращают измененную копию</text:p>
      <text:p text:style-name="P240"><text:tab/>reject</text:p>
      <text:p text:style-name="P239"/>
      <text:p text:style-name="P242">см. test_delete.2.rb</text:p>
      <text:p text:style-name="P242"/>
      <text:p text:style-name="P241">hash = { "apple" =&gt; "Apfel", <text:s/>"pear" <text:s/>=&gt; "Birne" }</text:p>
      <text:p text:style-name="P241"/>
      <text:p text:style-name="P241">hash.delete_if do |key, val|</text:p>
      <text:p text:style-name="P241"><text:tab/>key =~ /a/ &amp;&amp; val !~ /a/i</text:p>
      <text:p text:style-name="P241">end</text:p>
      <text:p text:style-name="P241"/>
      <text:p text:style-name="P242">puts hash</text:p>
      <text:p text:style-name="P241">#=&gt; {"apple"=&gt;"Apfel"}</text:p>
      <text:p text:style-name="P241"/>
      <text:p text:style-name="P241">&gt;&gt;&gt; Внимание на модификатор i (ignorecase) в регулярном выражении</text:p>
      <text:p text:style-name="P241"/>
      <text:p text:style-name="P242">!!! Вопрос: что останется в хэше, если убрать модификатор i?</text:p>
      <text:p text:style-name="P242">Ответ: ничего, хэш станет пустым</text:p>
      <text:p text:style-name="P240"/>
      <text:p text:style-name="P237"><text:span text:style-name="T70">!!! </text:span><text:span text:style-name="T71">Задание: исследуйте, что делает скрипт test_delete.3.rb</text:span></text:p>
      <text:p text:style-name="P243"/>
      <text:p text:style-name="P237"><text:span text:style-name="T71">!!! Задание: (lesson.2</text:span><text:span text:style-name="T72">1</text:span><text:span text:style-name="T71">/test_delete.4_stub.rb) оставьте только те месяцы, в которые температура отрицательная</text:span></text:p>
      <text:p text:style-name="P243"/>
      <text:p text:style-name="P237"><text:span text:style-name="T71">ответ: lesson.2</text:span><text:span text:style-name="T72">1</text:span><text:span text:style-name="T71">/test_delete.4.rb</text:span></text:p>
      <text:p text:style-name="P243"/>
      <text:p text:style-name="P243"><text:soft-page-break/>!!! Задание: исследуйте, что произойдет, если вместо to_f использовать to_i (test_delete.4.rb)</text:p>
      <text:p text:style-name="P242"/>
      <text:p text:style-name="P240">Антоним метода reject:</text:p>
      <text:list xml:id="list1914021234" text:style-name="L54">
        <text:list-item>
          <text:p text:style-name="P206"><text:span text:style-name="T10">select!/keep_if – изменяют и</text:span>сх<text:span text:style-name="T10">одный объ</text:span>ек<text:span text:style-name="T10">т</text:span></text:p>
        </text:list-item>
        <text:list-item>
          <text:p text:style-name="P206"><text:span text:style-name="T10">select в</text:span>о<text:span text:style-name="T10">звращает новый объект</text:span></text:p>
        </text:list-item>
      </text:list>
      <text:p text:style-name="P274"><text:span text:style-name="T63"/></text:p>
      <text:p text:style-name="P149"/>
      <text:p text:style-name="P81">Арифметические операторы </text:p>
      <text:p text:style-name="P8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5">Оператор</text:p>
            </table:table-cell>
            <table:table-cell table:style-name="Table12.A1" office:value-type="string">
              <text:p text:style-name="P125">Значение</text:p>
            </table:table-cell>
            <table:table-cell table:style-name="Table12.C1" office:value-type="string">
              <text:p text:style-name="P125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6">+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a + b</text:p>
          </table:table-cell>
        </table:table-row>
        <table:table-row>
          <table:table-cell table:style-name="Table12.A2" office:value-type="string">
            <text:p text:style-name="P146">-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a - 5 #=&gt; -2</text:p>
          </table:table-cell>
        </table:table-row>
        <table:table-row>
          <table:table-cell table:style-name="Table12.A2" office:value-type="string">
            <text:p text:style-name="P146">/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10 / 8 # =&gt; 1</text:p>
          </table:table-cell>
        </table:table-row>
        <table:table-row>
          <table:table-cell table:style-name="Table12.A2" office:value-type="string">
            <text:p text:style-name="P146">*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2 * 5 * b #=&gt; 20</text:p>
          </table:table-cell>
        </table:table-row>
        <table:table-row>
          <table:table-cell table:style-name="Table12.A2" office:value-type="string">
            <text:p text:style-name="P146">%</text:p>
          </table:table-cell>
          <table:table-cell table:style-name="Table12.A2" office:value-type="string">
            <text:p text:style-name="P146">остаток от деления (remainder; modulo)</text:p>
          </table:table-cell>
          <table:table-cell table:style-name="Table12.C2" office:value-type="string">
            <text:p text:style-name="P146">10 % 3 #=&gt; 1</text:p>
          </table:table-cell>
        </table:table-row>
        <table:table-row table:style-name="Table12.7">
          <table:table-cell table:style-name="Table12.A2" office:value-type="string">
            <text:p text:style-name="P146">**</text:p>
          </table:table-cell>
          <table:table-cell table:style-name="Table12.A2" office:value-type="string">
            <text:p text:style-name="P146">экспоненциация (возведение в степень)</text:p>
          </table:table-cell>
          <table:table-cell table:style-name="Table12.C2" office:value-type="string">
            <text:p text:style-name="P146">b**8 #=&gt; 256</text:p>
          </table:table-cell>
        </table:table-row>
        <table:table-row table:style-name="Table12.7">
          <table:table-cell table:style-name="Table12.A2" office:value-type="string">
            <text:p text:style-name="P146"/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/>
          </table:table-cell>
        </table:table-row>
      </table:table>
      <text:p text:style-name="P82"/>
      <text:list xml:id="list1112371951" text:style-name="L51">
        <text:list-item>
          <text:p text:style-name="P207">унарная оператор – оператор, принимающий один аргумент (операнд)</text:p>
        </text:list-item>
        <text:list-item>
          <text:p text:style-name="P207">бинарная оператор – принимает два операнда</text:p>
        </text:list-item>
      </text:list>
      <text:p text:style-name="P8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6">-</text:p>
          </table:table-cell>
          <table:table-cell table:style-name="Table13.A1" office:value-type="string">
            <text:p text:style-name="P146">унарный минус</text:p>
          </table:table-cell>
          <table:table-cell table:style-name="Table13.C1" office:value-type="string">
            <text:p text:style-name="P146">-5 <text:s/>-a</text:p>
          </table:table-cell>
        </table:table-row>
        <table:table-row>
          <table:table-cell table:style-name="Table13.A2" office:value-type="string">
            <text:p text:style-name="P146">+</text:p>
          </table:table-cell>
          <table:table-cell table:style-name="Table13.A2" office:value-type="string">
            <text:p text:style-name="P146">унарный плюс</text:p>
          </table:table-cell>
          <table:table-cell table:style-name="Table13.C2" office:value-type="string">
            <text:p text:style-name="P146">+</text:p>
          </table:table-cell>
        </table:table-row>
      </table:table>
      <text:p text:style-name="P82"/>
      <text:p text:style-name="P82">есть битовые операции</text:p>
      <text:list xml:id="list1828286365" text:style-name="L52">
        <text:list-item>
          <text:p text:style-name="P208">двоичное смещение вправо: 10 &gt;&gt; 1 #=&gt; 5 равноценно делению на 2</text:p>
        </text:list-item>
        <text:list-item>
          <text:p text:style-name="P208">двоичное смещение влево: 10 &lt;&lt; 2 #= &gt; 40 равноценно умножению на 4</text:p>
          <text:p text:style-name="P209"/>
        </text:list-item>
      </text:list>
      <text:p text:style-name="P81">Приоритеты операций (operator precedence)</text:p>
      <text:p text:style-name="P82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6">Оператор</text:p>
          </table:table-cell>
          <table:table-cell table:style-name="Table15.B1" office:value-type="string">
            <text:p text:style-name="P126">Описание</text:p>
          </table:table-cell>
        </table:table-row>
        <table:table-row>
          <table:table-cell table:style-name="Table15.A2" office:value-type="string">
            <text:p text:style-name="P126">**</text:p>
          </table:table-cell>
          <table:table-cell table:style-name="Table15.B2" office:value-type="string">
            <text:p text:style-name="P126">возведение в степень</text:p>
          </table:table-cell>
        </table:table-row>
        <table:table-row>
          <table:table-cell table:style-name="Table15.A2" office:value-type="string">
            <text:p text:style-name="P83"><text:span text:style-name="Source_20_Text"><text:span text:style-name="T15">!+-</text:span></text:span></text:p>
          </table:table-cell>
          <table:table-cell table:style-name="Table15.B2" office:value-type="string">
            <text:p text:style-name="P126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6">* / %</text:p>
          </table:table-cell>
          <table:table-cell table:style-name="Table15.B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26">+ -</text:p>
          </table:table-cell>
          <table:table-cell table:style-name="Table15.B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26">&lt; &gt; &lt;= &gt;=</text:p>
          </table:table-cell>
          <table:table-cell table:style-name="Table15.B2" office:value-type="string">
            <text:p text:style-name="P126">операторы сравнения</text:p>
          </table:table-cell>
        </table:table-row>
        <table:table-row>
          <table:table-cell table:style-name="Table15.A2" office:value-type="string">
            <text:p text:style-name="P94"><text:span text:style-name="Source_20_Text"><text:span text:style-name="T15">&lt;=&gt; == === != =~ !~</text:span></text:span></text:p>
          </table:table-cell>
          <table:table-cell table:style-name="Table15.B2" office:value-type="string">
            <text:p text:style-name="P126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6">&amp;&amp;</text:p>
          </table:table-cell>
          <table:table-cell table:style-name="Table15.B2" office:value-type="string">
            <text:p text:style-name="P126">логическое И</text:p>
          </table:table-cell>
        </table:table-row>
        <table:table-row>
          <table:table-cell table:style-name="Table15.A2" office:value-type="string">
            <text:p text:style-name="P126">||</text:p>
          </table:table-cell>
          <table:table-cell table:style-name="Table15.B2" office:value-type="string">
            <text:p text:style-name="P126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4"><text:span text:style-name="Source_20_Text"><text:span text:style-name="T13">= %= /= -= += *= ||= **=</text:span></text:span></text:p>
          </table:table-cell>
          <table:table-cell table:style-name="Table15.B2" office:value-type="string">
            <text:p text:style-name="P126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6">not</text:p>
          </table:table-cell>
          <table:table-cell table:style-name="Table15.B2" office:value-type="string">
            <text:p text:style-name="P126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6">and or</text:p>
          </table:table-cell>
          <table:table-cell table:style-name="Table15.B2" office:value-type="string">
            <text:p text:style-name="P126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6"/>
          </table:table-cell>
          <table:table-cell table:style-name="Table15.B2" office:value-type="string">
            <text:p text:style-name="P126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4"><text:span text:style-name="Source_20_Text"><text:span text:style-name="T19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6">y += 1</text:p>
          </table:table-cell>
          <table:table-cell table:style-name="Table14.C1" office:value-type="string">
            <text:p text:style-name="P126">нету: <text:s/>y++</text:p>
          </table:table-cell>
        </table:table-row>
        <table:table-row>
          <table:table-cell table:style-name="Table14.A2" office:value-type="string">
            <text:p text:style-name="P126">y = y - 2</text:p>
          </table:table-cell>
          <table:table-cell table:style-name="Table14.A2" office:value-type="string">
            <text:p text:style-name="P126">y -= 2</text:p>
          </table:table-cell>
          <table:table-cell table:style-name="Table14.C2" office:value-type="string">
            <text:p text:style-name="P126">нету: y--</text:p>
          </table:table-cell>
        </table:table-row>
        <table:table-row>
          <table:table-cell table:style-name="Table14.A2" office:value-type="string">
            <text:p text:style-name="P126">y = y * 2</text:p>
          </table:table-cell>
          <table:table-cell table:style-name="Table14.A2" office:value-type="string">
            <text:p text:style-name="P126">y *=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%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/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*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>y = y ** 3</text:p>
          </table:table-cell>
          <table:table-cell table:style-name="Table14.A2" office:value-type="string">
            <text:p text:style-name="P126">y **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>y = 3 если y неопределено</text:p>
          </table:table-cell>
          <table:table-cell table:style-name="Table14.A2" office:value-type="string">
            <text:p text:style-name="P126">y ||= 3</text:p>
          </table:table-cell>
          <table:table-cell table:style-name="Table14.C2" office:value-type="string">
            <text:p text:style-name="P126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4"><text:span text:style-name="Source_20_Text"><text:span text:style-name="T13">!!! задание: попробовать в irb. Измениться ли значение переменной a ?</text:span></text:span></text:p>
      <text:p text:style-name="P84"><text:span text:style-name="Source_20_Text"><text:span text:style-name="T13"/></text:span></text:p>
      <text:p text:style-name="P121"><text:span text:style-name="Source_20_Text"><text:span text:style-name="T13">a ||= 2</text:span></text:span></text:p>
      <text:p text:style-name="P112"><text:span text:style-name="Source_20_Text"><text:span text:style-name="T9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3-11-29T06:08:50</dc:date>
    <meta:editing-duration>PT80H59M38S</meta:editing-duration>
    <meta:editing-cycles>616</meta:editing-cycles>
    <meta:document-statistic meta:table-count="24" meta:image-count="0" meta:object-count="0" meta:page-count="70" meta:paragraph-count="1970" meta:word-count="10273" meta:character-count="67906"/>
  </office:meta>
</office:document-meta>
</file>